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0.4827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15">
            <text:p>11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51">
            <text:p>15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19">
            <text:p>21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1171">
            <text:p>1117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1602">
            <text:p>1160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2433">
            <text:p>1243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01">
            <text:p>2021-01-0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2 - 1.2)">
            <text:p>(0.82 - 1.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3">
            <text:p>1.1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2" table:number-columns-repeated="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13">
            <text:p>113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101308947462794">
            <text:p>0.0101308947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565929626756">
            <text:p>1.0356592963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90.125">
            <text:p>190.125</text:p>
          </table:table-cell>
          <table:table-cell office:value-type="float" office:value="376.5">
            <text:p>376.5</text:p>
          </table:table-cell>
          <table:table-cell office:value-type="float" office:value="0.0439114270806157">
            <text:p>0.0439114271</text:p>
          </table:table-cell>
          <table:table-cell office:value-type="float" office:value="0.0176433741648107">
            <text:p>0.0176433742</text:p>
          </table:table-cell>
          <table:table-cell office:value-type="float" office:value="0.0245324819182902">
            <text:p>0.0245324819</text:p>
          </table:table-cell>
          <table:table-cell office:value-type="float" office:value="1.15746929310154">
            <text:p>1.1574692931</text:p>
          </table:table-cell>
          <table:table-cell office:value-type="float" office:value="1.0623619353346">
            <text:p>1.0623619353</text:p>
          </table:table-cell>
          <table:table-cell office:value-type="float" office:value="1.0870432983454">
            <text:p>1.0870432983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28.5994360190296">
            <text:p>28.59943601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35.625">
            <text:p>235.625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41194271332694">
            <text:p>0.0141194271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980873708268">
            <text:p>1.0498087371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324">
            <text:p>17324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134.625">
            <text:p>134.6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777101131378435">
            <text:p>0.0077710113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2731690128725">
            <text:p>1.027316901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875">
            <text:p>16875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244.625">
            <text:p>244.62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44962962962963">
            <text:p>0.0144962963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511489165454">
            <text:p>1.0511489165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383">
            <text:p>17383</text:p>
          </table:table-cell>
          <table:table-cell office:value-type="float" office:value="158">
            <text:p>158</text:p>
          </table:table-cell>
          <table:table-cell office:value-type="float" office:value="216.25">
            <text:p>216.25</text:p>
          </table:table-cell>
          <table:table-cell office:value-type="float" office:value="372.625">
            <text:p>372.625</text:p>
          </table:table-cell>
          <table:table-cell office:value-type="float" office:value="0.018834187626654">
            <text:p>0.0188341876</text:p>
          </table:table-cell>
          <table:table-cell office:value-type="float" office:value="0.0191236292889989">
            <text:p>0.0191236293</text:p>
          </table:table-cell>
          <table:table-cell office:value-type="float" office:value="0.0214361732727377">
            <text:p>0.0214361733</text:p>
          </table:table-cell>
          <table:table-cell office:value-type="float" office:value="1.06661492087546">
            <text:p>1.0666149209</text:p>
          </table:table-cell>
          <table:table-cell office:value-type="float" office:value="1.06764950037798">
            <text:p>1.0676495004</text:p>
          </table:table-cell>
          <table:table-cell office:value-type="float" office:value="1.07592724512276">
            <text:p>1.0759272451</text:p>
          </table:table-cell>
          <table:table-cell table:number-columns-repeated="2" office:value-type="float" office:value="0">
            <text:p>0</text:p>
          </table:table-cell>
          <table:table-cell office:value-type="float" office:value="32.6807458377567">
            <text:p>32.680745837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448">
            <text:p>12448</text:p>
          </table:table-cell>
          <table:table-cell office:value-type="float" office:value="17451">
            <text:p>17451</text:p>
          </table:table-cell>
          <table:table-cell office:value-type="float" office:value="206">
            <text:p>206</text:p>
          </table:table-cell>
          <table:table-cell office:value-type="float" office:value="225.125">
            <text:p>225.125</text:p>
          </table:table-cell>
          <table:table-cell office:value-type="float" office:value="125.75">
            <text:p>125.75</text:p>
          </table:table-cell>
          <table:table-cell office:value-type="float" office:value="0.0230760613868041">
            <text:p>0.0230760614</text:p>
          </table:table-cell>
          <table:table-cell office:value-type="float" office:value="0.0180852345758355">
            <text:p>0.0180852346</text:p>
          </table:table-cell>
          <table:table-cell office:value-type="float" office:value="0.007205890779898">
            <text:p>0.0072058908</text:p>
          </table:table-cell>
          <table:table-cell office:value-type="float" office:value="1.0818099238877">
            <text:p>1.0818099239</text:p>
          </table:table-cell>
          <table:table-cell office:value-type="float" office:value="1.06393938940636">
            <text:p>1.0639393894</text:p>
          </table:table-cell>
          <table:table-cell office:value-type="float" office:value="1.02532239045903">
            <text:p>1.0253223905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2276">
            <text:p>12276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132.875">
            <text:p>132.875</text:p>
          </table:table-cell>
          <table:table-cell office:value-type="float" office:value="197.625">
            <text:p>197.625</text:p>
          </table:table-cell>
          <table:table-cell office:value-type="float" office:value="0.00713792309463504">
            <text:p>0.0071379231</text:p>
          </table:table-cell>
          <table:table-cell office:value-type="float" office:value="0.0108239654610622">
            <text:p>0.0108239655</text:p>
          </table:table-cell>
          <table:table-cell office:value-type="float" office:value="0.0117340577128607">
            <text:p>0.0117340577</text:p>
          </table:table-cell>
          <table:table-cell office:value-type="float" office:value="1.02508259272559">
            <text:p>1.0250825927</text:p>
          </table:table-cell>
          <table:table-cell office:value-type="float" office:value="1.03811350924119">
            <text:p>1.0381135092</text:p>
          </table:table-cell>
          <table:table-cell office:value-type="float" office:value="1.04133907069141">
            <text:p>1.0413390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2128">
            <text:p>12128</text:p>
          </table:table-cell>
          <table:table-cell office:value-type="float" office:value="17187">
            <text:p>17187</text:p>
          </table:table-cell>
          <table:table-cell office:value-type="float" office:value="84.375">
            <text:p>84.375</text:p>
          </table:table-cell>
          <table:table-cell office:value-type="float" office:value="213.625">
            <text:p>213.625</text:p>
          </table:table-cell>
          <table:table-cell office:value-type="float" office:value="302.5">
            <text:p>302.5</text:p>
          </table:table-cell>
          <table:table-cell office:value-type="float" office:value="0.0101302677392244">
            <text:p>0.0101302677</text:p>
          </table:table-cell>
          <table:table-cell office:value-type="float" office:value="0.0176141985488127">
            <text:p>0.0176141985</text:p>
          </table:table-cell>
          <table:table-cell office:value-type="float" office:value="0.017600512014895">
            <text:p>0.017600512</text:p>
          </table:table-cell>
          <table:table-cell office:value-type="float" office:value="1.03565707684324">
            <text:p>1.0356570768</text:p>
          </table:table-cell>
          <table:table-cell office:value-type="float" office:value="1.06225780450226">
            <text:p>1.0622578045</text:p>
          </table:table-cell>
          <table:table-cell office:value-type="float" office:value="1.06220895697758">
            <text:p>1.0622089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708">
            <text:p>12708</text:p>
          </table:table-cell>
          <table:table-cell office:value-type="float" office:value="17612">
            <text:p>17612</text:p>
          </table:table-cell>
          <table:table-cell office:value-type="float" office:value="206">
            <text:p>206</text:p>
          </table:table-cell>
          <table:table-cell office:value-type="float" office:value="259.5">
            <text:p>259.5</text:p>
          </table:table-cell>
          <table:table-cell office:value-type="float" office:value="274">
            <text:p>274</text:p>
          </table:table-cell>
          <table:table-cell office:value-type="float" office:value="0.0235267245317497">
            <text:p>0.0235267245</text:p>
          </table:table-cell>
          <table:table-cell office:value-type="float" office:value="0.0204202077431539">
            <text:p>0.0204202077</text:p>
          </table:table-cell>
          <table:table-cell office:value-type="float" office:value="0.0155575743811038">
            <text:p>0.0155575744</text:p>
          </table:table-cell>
          <table:table-cell office:value-type="float" office:value="1.08342840912482">
            <text:p>1.0834284091</text:p>
          </table:table-cell>
          <table:table-cell office:value-type="float" office:value="1.07228801747421">
            <text:p>1.0722880175</text:p>
          </table:table-cell>
          <table:table-cell office:value-type="float" office:value="1.05492590505029">
            <text:p>1.0549259051</text:p>
          </table:table-cell>
          <table:table-cell office:value-type="float" office:value="29.8073503509382">
            <text:p>29.8073503509</text:p>
          </table:table-cell>
          <table:table-cell office:value-type="float" office:value="34.2895846542292">
            <text:p>34.2895846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662">
            <text:p>12662</text:p>
          </table:table-cell>
          <table:table-cell office:value-type="float" office:value="18136">
            <text:p>18136</text:p>
          </table:table-cell>
          <table:table-cell office:value-type="float" office:value="105">
            <text:p>105</text:p>
          </table:table-cell>
          <table:table-cell office:value-type="float" office:value="180.125">
            <text:p>180.125</text:p>
          </table:table-cell>
          <table:table-cell office:value-type="float" office:value="270.375">
            <text:p>270.375</text:p>
          </table:table-cell>
          <table:table-cell office:value-type="float" office:value="0.0108448667630655">
            <text:p>0.0108448668</text:p>
          </table:table-cell>
          <table:table-cell office:value-type="float" office:value="0.0142256357605434">
            <text:p>0.0142256358</text:p>
          </table:table-cell>
          <table:table-cell office:value-type="float" office:value="0.0149081936479929">
            <text:p>0.0149081936</text:p>
          </table:table-cell>
          <table:table-cell office:value-type="float" office:value="1.03818755149554">
            <text:p>1.0381875515</text:p>
          </table:table-cell>
          <table:table-cell office:value-type="float" office:value="1.05018636783897">
            <text:p>1.0501863678</text:p>
          </table:table-cell>
          <table:table-cell office:value-type="float" office:value="1.05261429607415">
            <text:p>1.05261429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9617">
            <text:p>9617</text:p>
          </table:table-cell>
          <table:table-cell office:value-type="float" office:value="12590">
            <text:p>12590</text:p>
          </table:table-cell>
          <table:table-cell office:value-type="float" office:value="17895">
            <text:p>17895</text:p>
          </table:table-cell>
          <table:table-cell office:value-type="float" office:value="114">
            <text:p>114</text:p>
          </table:table-cell>
          <table:table-cell office:value-type="float" office:value="162.875">
            <text:p>162.875</text:p>
          </table:table-cell>
          <table:table-cell office:value-type="float" office:value="470.75">
            <text:p>470.75</text:p>
          </table:table-cell>
          <table:table-cell office:value-type="float" office:value="0.0118540085265675">
            <text:p>0.0118540085</text:p>
          </table:table-cell>
          <table:table-cell office:value-type="float" office:value="0.0129368546465449">
            <text:p>0.0129368546</text:p>
          </table:table-cell>
          <table:table-cell office:value-type="float" office:value="0.0263062307907237">
            <text:p>0.0263062308</text:p>
          </table:table-cell>
          <table:table-cell office:value-type="float" office:value="1.04176444417856">
            <text:p>1.0417644442</text:p>
          </table:table-cell>
          <table:table-cell office:value-type="float" office:value="1.04560702119087">
            <text:p>1.0456070212</text:p>
          </table:table-cell>
          <table:table-cell office:value-type="float" office:value="1.09342816261323">
            <text:p>1.0934281626</text:p>
          </table:table-cell>
          <table:table-cell table:number-columns-repeated="2" office:value-type="float" office:value="0">
            <text:p>0</text:p>
          </table:table-cell>
          <table:table-cell office:value-type="float" office:value="26.6942374089255">
            <text:p>26.694237408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9528">
            <text:p>9528</text:p>
          </table:table-cell>
          <table:table-cell office:value-type="float" office:value="12586">
            <text:p>12586</text:p>
          </table:table-cell>
          <table:table-cell office:value-type="float" office:value="19242">
            <text:p>19242</text:p>
          </table:table-cell>
          <table:table-cell office:value-type="float" office:value="195.5">
            <text:p>195.5</text:p>
          </table:table-cell>
          <table:table-cell office:value-type="float" office:value="165.5">
            <text:p>165.5</text:p>
          </table:table-cell>
          <table:table-cell office:value-type="float" office:value="739.375">
            <text:p>739.375</text:p>
          </table:table-cell>
          <table:table-cell office:value-type="float" office:value="0.0205184718723762">
            <text:p>0.0205184719</text:p>
          </table:table-cell>
          <table:table-cell office:value-type="float" office:value="0.0131495312251708">
            <text:p>0.0131495312</text:p>
          </table:table-cell>
          <table:table-cell office:value-type="float" office:value="0.0384250597650972">
            <text:p>0.0384250598</text:p>
          </table:table-cell>
          <table:table-cell office:value-type="float" office:value="1.07263982662175">
            <text:p>1.0726398266</text:p>
          </table:table-cell>
          <table:table-cell office:value-type="float" office:value="1.04636226322412">
            <text:p>1.0463622632</text:p>
          </table:table-cell>
          <table:table-cell office:value-type="float" office:value="1.13738162020502">
            <text:p>1.1373816202</text:p>
          </table:table-cell>
          <table:table-cell office:value-type="float" office:value="34.127018489183">
            <text:p>34.1270184892</text:p>
          </table:table-cell>
          <table:table-cell office:value-type="float" office:value="0">
            <text:p>0</text:p>
          </table:table-cell>
          <table:table-cell office:value-type="float" office:value="18.3833313570047">
            <text:p>18.38333135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363">
            <text:p>363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10052">
            <text:p>10052</text:p>
          </table:table-cell>
          <table:table-cell office:value-type="float" office:value="12951">
            <text:p>12951</text:p>
          </table:table-cell>
          <table:table-cell office:value-type="float" office:value="19420">
            <text:p>19420</text:p>
          </table:table-cell>
          <table:table-cell office:value-type="float" office:value="161.625">
            <text:p>161.625</text:p>
          </table:table-cell>
          <table:table-cell office:value-type="float" office:value="211.375">
            <text:p>211.375</text:p>
          </table:table-cell>
          <table:table-cell office:value-type="float" office:value="922.625">
            <text:p>922.625</text:p>
          </table:table-cell>
          <table:table-cell office:value-type="float" office:value="0.0160788897731795">
            <text:p>0.0160788898</text:p>
          </table:table-cell>
          <table:table-cell office:value-type="float" office:value="0.0163211335032044">
            <text:p>0.0163211335</text:p>
          </table:table-cell>
          <table:table-cell office:value-type="float" office:value="0.0475090113285273">
            <text:p>0.0475090113</text:p>
          </table:table-cell>
          <table:table-cell office:value-type="float" office:value="1.05678283437095">
            <text:p>1.0567828344</text:p>
          </table:table-cell>
          <table:table-cell office:value-type="float" office:value="1.05764607088292">
            <text:p>1.0576460709</text:p>
          </table:table-cell>
          <table:table-cell office:value-type="float" office:value="1.17070546771838">
            <text:p>1.1707054677</text:p>
          </table:table-cell>
          <table:table-cell table:number-columns-repeated="2" office:value-type="float" office:value="0">
            <text:p>0</text:p>
          </table:table-cell>
          <table:table-cell office:value-type="float" office:value="14.9336970111551">
            <text:p>14.933697011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10030">
            <text:p>10030</text:p>
          </table:table-cell>
          <table:table-cell office:value-type="float" office:value="13592">
            <text:p>13592</text:p>
          </table:table-cell>
          <table:table-cell office:value-type="float" office:value="19323">
            <text:p>19323</text:p>
          </table:table-cell>
          <table:table-cell office:value-type="float" office:value="118.875">
            <text:p>118.875</text:p>
          </table:table-cell>
          <table:table-cell office:value-type="float" office:value="202.75">
            <text:p>202.75</text:p>
          </table:table-cell>
          <table:table-cell office:value-type="float" office:value="939.625">
            <text:p>939.625</text:p>
          </table:table-cell>
          <table:table-cell office:value-type="float" office:value="0.0118519441674975">
            <text:p>0.0118519442</text:p>
          </table:table-cell>
          <table:table-cell office:value-type="float" office:value="0.0149168628605062">
            <text:p>0.0149168629</text:p>
          </table:table-cell>
          <table:table-cell office:value-type="float" office:value="0.0486272835481033">
            <text:p>0.0486272835</text:p>
          </table:table-cell>
          <table:table-cell office:value-type="float" office:value="1.04175712300412">
            <text:p>1.041757123</text:p>
          </table:table-cell>
          <table:table-cell office:value-type="float" office:value="1.05264514509507">
            <text:p>1.0526451451</text:p>
          </table:table-cell>
          <table:table-cell office:value-type="float" office:value="1.17483013332069">
            <text:p>1.1748301333</text:p>
          </table:table-cell>
          <table:table-cell table:number-columns-repeated="2" office:value-type="float" office:value="0">
            <text:p>0</text:p>
          </table:table-cell>
          <table:table-cell office:value-type="float" office:value="14.5981164820433">
            <text:p>14.59811648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189">
            <text:p>189</text:p>
          </table:table-cell>
          <table:table-cell table:number-columns-repeated="2" office:value-type="float" office:value="369">
            <text:p>369</text:p>
          </table:table-cell>
          <table:table-cell office:value-type="float" office:value="9770">
            <text:p>9770</text:p>
          </table:table-cell>
          <table:table-cell office:value-type="float" office:value="13468">
            <text:p>13468</text:p>
          </table:table-cell>
          <table:table-cell office:value-type="float" office:value="20591">
            <text:p>20591</text:p>
          </table:table-cell>
          <table:table-cell office:value-type="float" office:value="72.25">
            <text:p>72.25</text:p>
          </table:table-cell>
          <table:table-cell office:value-type="float" office:value="297.875">
            <text:p>297.875</text:p>
          </table:table-cell>
          <table:table-cell office:value-type="float" office:value="1208.25">
            <text:p>1208.25</text:p>
          </table:table-cell>
          <table:table-cell office:value-type="float" office:value="0.00739508700102354">
            <text:p>0.007395087</text:p>
          </table:table-cell>
          <table:table-cell office:value-type="float" office:value="0.0221172408672409">
            <text:p>0.0221172409</text:p>
          </table:table-cell>
          <table:table-cell office:value-type="float" office:value="0.0586785488805789">
            <text:p>0.0586785489</text:p>
          </table:table-cell>
          <table:table-cell office:value-type="float" office:value="1.02598999163462">
            <text:p>1.0259899916</text:p>
          </table:table-cell>
          <table:table-cell office:value-type="float" office:value="1.07836912082876">
            <text:p>1.0783691208</text:p>
          </table:table-cell>
          <table:table-cell office:value-type="float" office:value="1.21212353839554">
            <text:p>1.2121235384</text:p>
          </table:table-cell>
          <table:table-cell office:value-type="float" office:value="0">
            <text:p>0</text:p>
          </table:table-cell>
          <table:table-cell office:value-type="float" office:value="31.6849867846582">
            <text:p>31.6849867847</text:p>
          </table:table-cell>
          <table:table-cell office:value-type="float" office:value="12.1558963379825">
            <text:p>12.15589633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528">
            <text:p>9528</text:p>
          </table:table-cell>
          <table:table-cell office:value-type="float" office:value="14042">
            <text:p>14042</text:p>
          </table:table-cell>
          <table:table-cell office:value-type="float" office:value="22692">
            <text:p>22692</text:p>
          </table:table-cell>
          <table:table-cell office:value-type="float" office:value="195.5">
            <text:p>195.5</text:p>
          </table:table-cell>
          <table:table-cell office:value-type="float" office:value="598.125">
            <text:p>598.125</text:p>
          </table:table-cell>
          <table:table-cell office:value-type="float" office:value="1195.125">
            <text:p>1195.125</text:p>
          </table:table-cell>
          <table:table-cell office:value-type="float" office:value="0.0205184718723762">
            <text:p>0.0205184719</text:p>
          </table:table-cell>
          <table:table-cell office:value-type="float" office:value="0.0425954280017092">
            <text:p>0.042595428</text:p>
          </table:table-cell>
          <table:table-cell office:value-type="float" office:value="0.0526672395557906">
            <text:p>0.0526672396</text:p>
          </table:table-cell>
          <table:table-cell office:value-type="float" office:value="1.07263982662175">
            <text:p>1.0726398266</text:p>
          </table:table-cell>
          <table:table-cell office:value-type="float" office:value="1.15264016415981">
            <text:p>1.1526401642</text:p>
          </table:table-cell>
          <table:table-cell office:value-type="float" office:value="1.18977206116522">
            <text:p>1.1897720612</text:p>
          </table:table-cell>
          <table:table-cell office:value-type="float" office:value="34.127018489183">
            <text:p>34.1270184892</text:p>
          </table:table-cell>
          <table:table-cell office:value-type="float" office:value="16.6169712484629">
            <text:p>16.6169712485</text:p>
          </table:table-cell>
          <table:table-cell office:value-type="float" office:value="13.5044882031386">
            <text:p>13.504488203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10105">
            <text:p>10105</text:p>
          </table:table-cell>
          <table:table-cell office:value-type="float" office:value="14504">
            <text:p>14504</text:p>
          </table:table-cell>
          <table:table-cell office:value-type="float" office:value="24459">
            <text:p>24459</text:p>
          </table:table-cell>
          <table:table-cell office:value-type="float" office:value="185.75">
            <text:p>185.75</text:p>
          </table:table-cell>
          <table:table-cell office:value-type="float" office:value="749.875">
            <text:p>749.875</text:p>
          </table:table-cell>
          <table:table-cell office:value-type="float" office:value="1324.625">
            <text:p>1324.625</text:p>
          </table:table-cell>
          <table:table-cell office:value-type="float" office:value="0.0183819891142999">
            <text:p>0.0183819891</text:p>
          </table:table-cell>
          <table:table-cell office:value-type="float" office:value="0.0517012548262548">
            <text:p>0.0517012548</text:p>
          </table:table-cell>
          <table:table-cell office:value-type="float" office:value="0.0541569565395151">
            <text:p>0.0541569565</text:p>
          </table:table-cell>
          <table:table-cell office:value-type="float" office:value="1.06499924104669">
            <text:p>1.064999241</text:p>
          </table:table-cell>
          <table:table-cell office:value-type="float" office:value="1.18619351060309">
            <text:p>1.1861935106</text:p>
          </table:table-cell>
          <table:table-cell office:value-type="float" office:value="1.19529798073388">
            <text:p>1.1952979807</text:p>
          </table:table-cell>
          <table:table-cell office:value-type="float" office:value="0">
            <text:p>0</text:p>
          </table:table-cell>
          <table:table-cell office:value-type="float" office:value="13.7504387086213">
            <text:p>13.7504387086</text:p>
          </table:table-cell>
          <table:table-cell office:value-type="float" office:value="13.142384977811">
            <text:p>13.142384977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10576">
            <text:p>10576</text:p>
          </table:table-cell>
          <table:table-cell office:value-type="float" office:value="15370">
            <text:p>15370</text:p>
          </table:table-cell>
          <table:table-cell office:value-type="float" office:value="26041">
            <text:p>26041</text:p>
          </table:table-cell>
          <table:table-cell office:value-type="float" office:value="185.25">
            <text:p>185.25</text:p>
          </table:table-cell>
          <table:table-cell office:value-type="float" office:value="899.75">
            <text:p>899.75</text:p>
          </table:table-cell>
          <table:table-cell office:value-type="float" office:value="1498.75">
            <text:p>1498.75</text:p>
          </table:table-cell>
          <table:table-cell office:value-type="float" office:value="0.0175160741301059">
            <text:p>0.0175160741</text:p>
          </table:table-cell>
          <table:table-cell office:value-type="float" office:value="0.0585393623942746">
            <text:p>0.0585393624</text:p>
          </table:table-cell>
          <table:table-cell office:value-type="float" office:value="0.0575534733689182">
            <text:p>0.0575534734</text:p>
          </table:table-cell>
          <table:table-cell office:value-type="float" office:value="1.06190761264712">
            <text:p>1.0619076126</text:p>
          </table:table-cell>
          <table:table-cell office:value-type="float" office:value="1.21160440800104">
            <text:p>1.211604408</text:p>
          </table:table-cell>
          <table:table-cell office:value-type="float" office:value="1.20792946529299">
            <text:p>1.2079294653</text:p>
          </table:table-cell>
          <table:table-cell office:value-type="float" office:value="0">
            <text:p>0</text:p>
          </table:table-cell>
          <table:table-cell office:value-type="float" office:value="12.1839902733392">
            <text:p>12.1839902733</text:p>
          </table:table-cell>
          <table:table-cell office:value-type="float" office:value="12.3868749172777">
            <text:p>12.386874917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0458">
            <text:p>10458</text:p>
          </table:table-cell>
          <table:table-cell office:value-type="float" office:value="16392">
            <text:p>16392</text:p>
          </table:table-cell>
          <table:table-cell office:value-type="float" office:value="27571">
            <text:p>27571</text:p>
          </table:table-cell>
          <table:table-cell office:value-type="float" office:value="229.125">
            <text:p>229.125</text:p>
          </table:table-cell>
          <table:table-cell office:value-type="float" office:value="911.75">
            <text:p>911.75</text:p>
          </table:table-cell>
          <table:table-cell office:value-type="float" office:value="1593">
            <text:p>1593</text:p>
          </table:table-cell>
          <table:table-cell office:value-type="float" office:value="0.0219090648307516">
            <text:p>0.0219090648</text:p>
          </table:table-cell>
          <table:table-cell office:value-type="float" office:value="0.055621644704734">
            <text:p>0.0556216447</text:p>
          </table:table-cell>
          <table:table-cell office:value-type="float" office:value="0.057778100177723">
            <text:p>0.0577781002</text:p>
          </table:table-cell>
          <table:table-cell office:value-type="float" office:value="1.07762254086628">
            <text:p>1.0776225409</text:p>
          </table:table-cell>
          <table:table-cell office:value-type="float" office:value="1.2007395404915">
            <text:p>1.2007395405</text:p>
          </table:table-cell>
          <table:table-cell office:value-type="float" office:value="1.20876643598792">
            <text:p>1.208766436</text:p>
          </table:table-cell>
          <table:table-cell office:value-type="float" office:value="31.9827825838833">
            <text:p>31.9827825839</text:p>
          </table:table-cell>
          <table:table-cell office:value-type="float" office:value="12.8052716865069">
            <text:p>12.8052716865</text:p>
          </table:table-cell>
          <table:table-cell office:value-type="float" office:value="12.3400404046085">
            <text:p>12.340040404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571">
            <text:p>571</text:p>
          </table:table-cell>
          <table:table-cell office:value-type="float" office:value="430">
            <text:p>430</text:p>
          </table:table-cell>
          <table:table-cell office:value-type="float" office:value="344">
            <text:p>344</text:p>
          </table:table-cell>
          <table:table-cell office:value-type="float" office:value="11174">
            <text:p>11174</text:p>
          </table:table-cell>
          <table:table-cell office:value-type="float" office:value="17231">
            <text:p>17231</text:p>
          </table:table-cell>
          <table:table-cell office:value-type="float" office:value="28924">
            <text:p>28924</text:p>
          </table:table-cell>
          <table:table-cell office:value-type="float" office:value="362.25">
            <text:p>362.25</text:p>
          </table:table-cell>
          <table:table-cell office:value-type="float" office:value="718.25">
            <text:p>718.25</text:p>
          </table:table-cell>
          <table:table-cell office:value-type="float" office:value="1383.25">
            <text:p>1383.25</text:p>
          </table:table-cell>
          <table:table-cell office:value-type="float" office:value="0.0324190084123859">
            <text:p>0.0324190084</text:p>
          </table:table-cell>
          <table:table-cell office:value-type="float" office:value="0.041683593523301">
            <text:p>0.0416835935</text:p>
          </table:table-cell>
          <table:table-cell office:value-type="float" office:value="0.0478236066934034">
            <text:p>0.0478236067</text:p>
          </table:table-cell>
          <table:table-cell office:value-type="float" office:value="1.11552647397198">
            <text:p>1.115526474</text:p>
          </table:table-cell>
          <table:table-cell office:value-type="float" office:value="1.14929812039082">
            <text:p>1.1492981204</text:p>
          </table:table-cell>
          <table:table-cell office:value-type="float" office:value="1.17186533424696">
            <text:p>1.1718653342</text:p>
          </table:table-cell>
          <table:table-cell office:value-type="float" office:value="21.7256185120189">
            <text:p>21.725618512</text:p>
          </table:table-cell>
          <table:table-cell office:value-type="float" office:value="16.9729917296245">
            <text:p>16.9729917296</text:p>
          </table:table-cell>
          <table:table-cell office:value-type="float" office:value="14.8377043716988">
            <text:p>14.837704371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424">
            <text:p>424</text:p>
          </table:table-cell>
          <table:table-cell office:value-type="float" office:value="11389">
            <text:p>11389</text:p>
          </table:table-cell>
          <table:table-cell office:value-type="float" office:value="18038">
            <text:p>18038</text:p>
          </table:table-cell>
          <table:table-cell office:value-type="float" office:value="30231">
            <text:p>30231</text:p>
          </table:table-cell>
          <table:table-cell office:value-type="float" office:value="535.75">
            <text:p>535.75</text:p>
          </table:table-cell>
          <table:table-cell office:value-type="float" office:value="490.625">
            <text:p>490.625</text:p>
          </table:table-cell>
          <table:table-cell office:value-type="float" office:value="973.625">
            <text:p>973.625</text:p>
          </table:table-cell>
          <table:table-cell office:value-type="float" office:value="0.0470410044780051">
            <text:p>0.0470410045</text:p>
          </table:table-cell>
          <table:table-cell office:value-type="float" office:value="0.0271995232287393">
            <text:p>0.0271995232</text:p>
          </table:table-cell>
          <table:table-cell office:value-type="float" office:value="0.0322061790876914">
            <text:p>0.0322061791</text:p>
          </table:table-cell>
          <table:table-cell office:value-type="float" office:value="1.16898071363353">
            <text:p>1.1689807136</text:p>
          </table:table-cell>
          <table:table-cell office:value-type="float" office:value="1.09664836686577">
            <text:p>1.0966483669</text:p>
          </table:table-cell>
          <table:table-cell office:value-type="float" office:value="1.11475461323092">
            <text:p>1.1147546132</text:p>
          </table:table-cell>
          <table:table-cell office:value-type="float" office:value="15.0788755122429">
            <text:p>15.0788755122</text:p>
          </table:table-cell>
          <table:table-cell office:value-type="float" office:value="25.8288224053243">
            <text:p>25.8288224053</text:p>
          </table:table-cell>
          <table:table-cell office:value-type="float" office:value="21.8669225583018">
            <text:p>21.866922558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2">
            <text:p>72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11170">
            <text:p>11170</text:p>
          </table:table-cell>
          <table:table-cell office:value-type="float" office:value="19120">
            <text:p>19120</text:p>
          </table:table-cell>
          <table:table-cell office:value-type="float" office:value="31537">
            <text:p>31537</text:p>
          </table:table-cell>
          <table:table-cell office:value-type="float" office:value="546.75">
            <text:p>546.75</text:p>
          </table:table-cell>
          <table:table-cell office:value-type="float" office:value="913">
            <text:p>913</text:p>
          </table:table-cell>
          <table:table-cell office:value-type="float" office:value="368.5">
            <text:p>368.5</text:p>
          </table:table-cell>
          <table:table-cell office:value-type="float" office:value="0.0489480752014324">
            <text:p>0.0489480752</text:p>
          </table:table-cell>
          <table:table-cell office:value-type="float" office:value="0.0477510460251046">
            <text:p>0.047751046</text:p>
          </table:table-cell>
          <table:table-cell office:value-type="float" office:value="0.0116846878269969">
            <text:p>0.0116846878</text:p>
          </table:table-cell>
          <table:table-cell office:value-type="float" office:value="1.17601425477423">
            <text:p>1.1760142548</text:p>
          </table:table-cell>
          <table:table-cell office:value-type="float" office:value="1.17159777938499">
            <text:p>1.1715977794</text:p>
          </table:table-cell>
          <table:table-cell office:value-type="float" office:value="1.04116400997653">
            <text:p>1.04116401</text:p>
          </table:table-cell>
          <table:table-cell office:value-type="float" office:value="14.5046803156516">
            <text:p>14.5046803157</text:p>
          </table:table-cell>
          <table:table-cell office:value-type="float" office:value="14.8597326412205">
            <text:p>14.85973264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46">
            <text:p>446</text:p>
          </table:table-cell>
          <table:table-cell office:value-type="float" office:value="11430">
            <text:p>11430</text:p>
          </table:table-cell>
          <table:table-cell office:value-type="float" office:value="19855">
            <text:p>19855</text:p>
          </table:table-cell>
          <table:table-cell office:value-type="float" office:value="33620">
            <text:p>33620</text:p>
          </table:table-cell>
          <table:table-cell office:value-type="float" office:value="588.75">
            <text:p>588.75</text:p>
          </table:table-cell>
          <table:table-cell office:value-type="float" office:value="988.25">
            <text:p>988.25</text:p>
          </table:table-cell>
          <table:table-cell office:value-type="float" office:value="280.5">
            <text:p>280.5</text:p>
          </table:table-cell>
          <table:table-cell office:value-type="float" office:value="0.051509186351706">
            <text:p>0.0515091864</text:p>
          </table:table-cell>
          <table:table-cell office:value-type="float" office:value="0.0497733568370687">
            <text:p>0.0497733568</text:p>
          </table:table-cell>
          <table:table-cell office:value-type="float" office:value="0.00834324806662701">
            <text:p>0.0083432481</text:p>
          </table:table-cell>
          <table:table-cell office:value-type="float" office:value="1.18548241693706">
            <text:p>1.1854824169</text:p>
          </table:table-cell>
          <table:table-cell office:value-type="float" office:value="1.17906242754937">
            <text:p>1.1790624275</text:p>
          </table:table-cell>
          <table:table-cell office:value-type="float" office:value="1.02933780341827">
            <text:p>1.0293378034</text:p>
          </table:table-cell>
          <table:table-cell office:value-type="float" office:value="13.8004407118799">
            <text:p>13.8004407119</text:p>
          </table:table-cell>
          <table:table-cell office:value-type="float" office:value="14.2698365153644">
            <text:p>14.26983651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2844">
            <text:p>12844</text:p>
          </table:table-cell>
          <table:table-cell office:value-type="float" office:value="21314">
            <text:p>21314</text:p>
          </table:table-cell>
          <table:table-cell office:value-type="float" office:value="33876">
            <text:p>33876</text:p>
          </table:table-cell>
          <table:table-cell office:value-type="float" office:value="655.5">
            <text:p>655.5</text:p>
          </table:table-cell>
          <table:table-cell office:value-type="float" office:value="1071.375">
            <text:p>1071.375</text:p>
          </table:table-cell>
          <table:table-cell office:value-type="float" office:value="-83.875">
            <text:p>-83.875</text:p>
          </table:table-cell>
          <table:table-cell office:value-type="float" office:value="0.0510355029585799">
            <text:p>0.051035503</text:p>
          </table:table-cell>
          <table:table-cell office:value-type="float" office:value="0.0502662569203341">
            <text:p>0.0502662569</text:p>
          </table:table-cell>
          <table:table-cell office:value-type="float" office:value="-0.00247594166961861">
            <text:p>-0.0024759417</text:p>
          </table:table-cell>
          <table:table-cell office:value-type="float" office:value="1.18372932057701">
            <text:p>1.1837293206</text:p>
          </table:table-cell>
          <table:table-cell office:value-type="float" office:value="1.18088422452734">
            <text:p>1.1808842245</text:p>
          </table:table-cell>
          <table:table-cell office:value-type="float" office:value="0.991346219519152">
            <text:p>0.9913462195</text:p>
          </table:table-cell>
          <table:table-cell office:value-type="float" office:value="13.9253650363678">
            <text:p>13.9253650364</text:p>
          </table:table-cell>
          <table:table-cell office:value-type="float" office:value="14.1332533763781">
            <text:p>14.13325337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521">
            <text:p>521</text:p>
          </table:table-cell>
          <table:table-cell office:value-type="float" office:value="13454">
            <text:p>13454</text:p>
          </table:table-cell>
          <table:table-cell office:value-type="float" office:value="22255">
            <text:p>22255</text:p>
          </table:table-cell>
          <table:table-cell office:value-type="float" office:value="32425">
            <text:p>32425</text:p>
          </table:table-cell>
          <table:table-cell office:value-type="float" office:value="645.125">
            <text:p>645.125</text:p>
          </table:table-cell>
          <table:table-cell office:value-type="float" office:value="639.625">
            <text:p>639.625</text:p>
          </table:table-cell>
          <table:table-cell office:value-type="float" office:value="-261">
            <text:p>-261</text:p>
          </table:table-cell>
          <table:table-cell office:value-type="float" office:value="0.0479504236658243">
            <text:p>0.0479504237</text:p>
          </table:table-cell>
          <table:table-cell office:value-type="float" office:value="0.028740732419681">
            <text:p>0.0287407324</text:p>
          </table:table-cell>
          <table:table-cell office:value-type="float" office:value="-0.00804934464148034">
            <text:p>-0.0080493446</text:p>
          </table:table-cell>
          <table:table-cell office:value-type="float" office:value="1.17233299936466">
            <text:p>1.1723329994</text:p>
          </table:table-cell>
          <table:table-cell office:value-type="float" office:value="1.10221158168092">
            <text:p>1.1022115817</text:p>
          </table:table-cell>
          <table:table-cell office:value-type="float" office:value="0.971954285975167">
            <text:p>0.971954286</text:p>
          </table:table-cell>
          <table:table-cell office:value-type="float" office:value="14.7993648005366">
            <text:p>14.7993648005</text:p>
          </table:table-cell>
          <table:table-cell office:value-type="float" office:value="24.4621782491881">
            <text:p>24.46217824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445">
            <text:p>445</text:p>
          </table:table-cell>
          <table:table-cell office:value-type="float" office:value="14482">
            <text:p>14482</text:p>
          </table:table-cell>
          <table:table-cell office:value-type="float" office:value="22552">
            <text:p>22552</text:p>
          </table:table-cell>
          <table:table-cell office:value-type="float" office:value="31537">
            <text:p>31537</text:p>
          </table:table-cell>
          <table:table-cell office:value-type="float" office:value="692">
            <text:p>692</text:p>
          </table:table-cell>
          <table:table-cell office:value-type="float" office:value="281.75">
            <text:p>281.75</text:p>
          </table:table-cell>
          <table:table-cell office:value-type="float" office:value="368.5">
            <text:p>368.5</text:p>
          </table:table-cell>
          <table:table-cell office:value-type="float" office:value="0.0477834553238503">
            <text:p>0.0477834553</text:p>
          </table:table-cell>
          <table:table-cell office:value-type="float" office:value="0.0124933487052146">
            <text:p>0.0124933487</text:p>
          </table:table-cell>
          <table:table-cell office:value-type="float" office:value="0.0116846878269969">
            <text:p>0.0116846878</text:p>
          </table:table-cell>
          <table:table-cell office:value-type="float" office:value="1.17171728049474">
            <text:p>1.1717172805</text:p>
          </table:table-cell>
          <table:table-cell office:value-type="float" office:value="1.04403264464152">
            <text:p>1.0440326446</text:p>
          </table:table-cell>
          <table:table-cell office:value-type="float" office:value="1.04116400997653">
            <text:p>1.04116401</text:p>
          </table:table-cell>
          <table:table-cell office:value-type="float" office:value="14.8498854255075">
            <text:p>14.8498854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table:number-columns-repeated="2" office:value-type="float" office:value="606">
            <text:p>606</text:p>
          </table:table-cell>
          <table:table-cell office:value-type="float" office:value="15175">
            <text:p>15175</text:p>
          </table:table-cell>
          <table:table-cell office:value-type="float" office:value="21274">
            <text:p>21274</text:p>
          </table:table-cell>
          <table:table-cell office:value-type="float" office:value="33255">
            <text:p>33255</text:p>
          </table:table-cell>
          <table:table-cell office:value-type="float" office:value="822.5">
            <text:p>822.5</text:p>
          </table:table-cell>
          <table:table-cell office:value-type="float" office:value="-65.5">
            <text:p>-65.5</text:p>
          </table:table-cell>
          <table:table-cell office:value-type="float" office:value="92.75">
            <text:p>92.75</text:p>
          </table:table-cell>
          <table:table-cell office:value-type="float" office:value="0.0542009884678748">
            <text:p>0.0542009885</text:p>
          </table:table-cell>
          <table:table-cell office:value-type="float" office:value="-0.00307887562282598">
            <text:p>-0.0030788756</text:p>
          </table:table-cell>
          <table:table-cell office:value-type="float" office:value="0.00278905427755225">
            <text:p>0.0027890543</text:p>
          </table:table-cell>
          <table:table-cell office:value-type="float" office:value="1.19546144405332">
            <text:p>1.1954614441</text:p>
          </table:table-cell>
          <table:table-cell office:value-type="float" office:value="0.989242515091307">
            <text:p>0.9892425151</text:p>
          </table:table-cell>
          <table:table-cell office:value-type="float" office:value="1.00977693646601">
            <text:p>1.0097769365</text:p>
          </table:table-cell>
          <table:table-cell office:value-type="float" office:value="13.1319849989114">
            <text:p>13.13198499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508">
            <text:p>508</text:p>
          </table:table-cell>
          <table:table-cell office:value-type="float" office:value="15942">
            <text:p>15942</text:p>
          </table:table-cell>
          <table:table-cell office:value-type="float" office:value="21328">
            <text:p>21328</text:p>
          </table:table-cell>
          <table:table-cell office:value-type="float" office:value="34065">
            <text:p>34065</text:p>
          </table:table-cell>
          <table:table-cell office:value-type="float" office:value="688.75">
            <text:p>688.75</text:p>
          </table:table-cell>
          <table:table-cell office:value-type="float" office:value="919.75">
            <text:p>919.75</text:p>
          </table:table-cell>
          <table:table-cell office:value-type="float" office:value="-156.75">
            <text:p>-156.75</text:p>
          </table:table-cell>
          <table:table-cell office:value-type="float" office:value="0.0432034876427048">
            <text:p>0.0432034876</text:p>
          </table:table-cell>
          <table:table-cell office:value-type="float" office:value="0.0431240622655664">
            <text:p>0.0431240623</text:p>
          </table:table-cell>
          <table:table-cell office:value-type="float" office:value="-0.00460149713782475">
            <text:p>-0.0046014971</text:p>
          </table:table-cell>
          <table:table-cell office:value-type="float" office:value="1.15487062778467">
            <text:p>1.1548706278</text:p>
          </table:table-cell>
          <table:table-cell office:value-type="float" office:value="1.1545792000322">
            <text:p>1.1545792</text:p>
          </table:table-cell>
          <table:table-cell office:value-type="float" office:value="0.983936260618396">
            <text:p>0.9839362606</text:p>
          </table:table-cell>
          <table:table-cell office:value-type="float" office:value="16.3879089058233">
            <text:p>16.3879089058</text:p>
          </table:table-cell>
          <table:table-cell office:value-type="float" office:value="16.4174625406544">
            <text:p>16.41746254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671">
            <text:p>671</text:p>
          </table:table-cell>
          <table:table-cell office:value-type="float" office:value="16380">
            <text:p>16380</text:p>
          </table:table-cell>
          <table:table-cell office:value-type="float" office:value="22119">
            <text:p>22119</text:p>
          </table:table-cell>
          <table:table-cell office:value-type="float" office:value="32146">
            <text:p>32146</text:p>
          </table:table-cell>
          <table:table-cell office:value-type="float" office:value="-132.875">
            <text:p>-132.875</text:p>
          </table:table-cell>
          <table:table-cell office:value-type="float" office:value="-111.625">
            <text:p>-111.625</text:p>
          </table:table-cell>
          <table:table-cell office:value-type="float" office:value="-257.25">
            <text:p>-257.25</text:p>
          </table:table-cell>
          <table:table-cell office:value-type="float" office:value="-0.00811202686202686">
            <text:p>-0.0081120269</text:p>
          </table:table-cell>
          <table:table-cell office:value-type="float" office:value="-0.00504656630046566">
            <text:p>-0.0050465663</text:p>
          </table:table-cell>
          <table:table-cell office:value-type="float" office:value="-0.00800255086169352">
            <text:p>-0.0080025509</text:p>
          </table:table-cell>
          <table:table-cell office:value-type="float" office:value="0.971736883743334">
            <text:p>0.9717368837</text:p>
          </table:table-cell>
          <table:table-cell office:value-type="float" office:value="0.982386934897963">
            <text:p>0.9823869349</text:p>
          </table:table-cell>
          <table:table-cell office:value-type="float" office:value="0.972116591991849">
            <text:p>0.9721165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6618">
            <text:p>16618</text:p>
          </table:table-cell>
          <table:table-cell office:value-type="float" office:value="22144">
            <text:p>22144</text:p>
          </table:table-cell>
          <table:table-cell office:value-type="float" office:value="30778">
            <text:p>30778</text:p>
          </table:table-cell>
          <table:table-cell office:value-type="float" office:value="-82.5">
            <text:p>-82.5</text:p>
          </table:table-cell>
          <table:table-cell office:value-type="float" office:value="325">
            <text:p>325</text:p>
          </table:table-cell>
          <table:table-cell office:value-type="float" office:value="-91.875">
            <text:p>-91.875</text:p>
          </table:table-cell>
          <table:table-cell office:value-type="float" office:value="-0.0049644963292815">
            <text:p>-0.0049644963</text:p>
          </table:table-cell>
          <table:table-cell office:value-type="float" office:value="0.014676661849711">
            <text:p>0.0146766618</text:p>
          </table:table-cell>
          <table:table-cell office:value-type="float" office:value="-0.00298508675027617">
            <text:p>-0.0029850868</text:p>
          </table:table-cell>
          <table:table-cell office:value-type="float" office:value="0.982672569446169">
            <text:p>0.9826725694</text:p>
          </table:table-cell>
          <table:table-cell office:value-type="float" office:value="1.05179050910397">
            <text:p>1.0517905091</text:p>
          </table:table-cell>
          <table:table-cell office:value-type="float" office:value="0.98956966143013">
            <text:p>0.98956966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16085">
            <text:p>16085</text:p>
          </table:table-cell>
          <table:table-cell office:value-type="float" office:value="23102">
            <text:p>23102</text:p>
          </table:table-cell>
          <table:table-cell office:value-type="float" office:value="32668">
            <text:p>32668</text:p>
          </table:table-cell>
          <table:table-cell office:value-type="float" office:value="4.875">
            <text:p>4.875</text:p>
          </table:table-cell>
          <table:table-cell office:value-type="float" office:value="2.75">
            <text:p>2.75</text:p>
          </table:table-cell>
          <table:table-cell office:value-type="float" office:value="18.5">
            <text:p>18.5</text:p>
          </table:table-cell>
          <table:table-cell office:value-type="float" office:value="0.000303077401305564">
            <text:p>0.0003030774</text:p>
          </table:table-cell>
          <table:table-cell office:value-type="float" office:value="0.000119037312786772">
            <text:p>0.0001190373</text:p>
          </table:table-cell>
          <table:table-cell office:value-type="float" office:value="0.000566303416187094">
            <text:p>0.0005663034</text:p>
          </table:table-cell>
          <table:table-cell office:value-type="float" office:value="1.00106095094216">
            <text:p>1.0010609509</text:p>
          </table:table-cell>
          <table:table-cell office:value-type="float" office:value="1.00041665836772">
            <text:p>1.0004166584</text:p>
          </table:table-cell>
          <table:table-cell office:value-type="float" office:value="1.00198269052779">
            <text:p>1.00198269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5820">
            <text:p>15820</text:p>
          </table:table-cell>
          <table:table-cell office:value-type="float" office:value="23672">
            <text:p>23672</text:p>
          </table:table-cell>
          <table:table-cell office:value-type="float" office:value="33082">
            <text:p>33082</text:p>
          </table:table-cell>
          <table:table-cell office:value-type="float" office:value="-110.375">
            <text:p>-110.375</text:p>
          </table:table-cell>
          <table:table-cell office:value-type="float" office:value="-85.375">
            <text:p>-85.375</text:p>
          </table:table-cell>
          <table:table-cell office:value-type="float" office:value="175.625">
            <text:p>175.625</text:p>
          </table:table-cell>
          <table:table-cell office:value-type="float" office:value="-0.00697692793931732">
            <text:p>-0.0069769279</text:p>
          </table:table-cell>
          <table:table-cell office:value-type="float" office:value="-0.00360658161541061">
            <text:p>-0.0036065816</text:p>
          </table:table-cell>
          <table:table-cell office:value-type="float" office:value="0.00530877818753401">
            <text:p>0.0053087782</text:p>
          </table:table-cell>
          <table:table-cell office:value-type="float" office:value="0.975676160158391">
            <text:p>0.9756761602</text:p>
          </table:table-cell>
          <table:table-cell office:value-type="float" office:value="0.987402458910722">
            <text:p>0.9874024589</text:p>
          </table:table-cell>
          <table:table-cell office:value-type="float" office:value="1.01863596258302">
            <text:p>1.01863596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15906">
            <text:p>15906</text:p>
          </table:table-cell>
          <table:table-cell office:value-type="float" office:value="22045">
            <text:p>22045</text:p>
          </table:table-cell>
          <table:table-cell office:value-type="float" office:value="30800">
            <text:p>30800</text:p>
          </table:table-cell>
          <table:table-cell office:value-type="float" office:value="-118">
            <text:p>-118</text:p>
          </table:table-cell>
          <table:table-cell office:value-type="float" office:value="141.875">
            <text:p>141.875</text:p>
          </table:table-cell>
          <table:table-cell office:value-type="float" office:value="-215">
            <text:p>-215</text:p>
          </table:table-cell>
          <table:table-cell office:value-type="float" office:value="-0.00741858418206966">
            <text:p>-0.0074185842</text:p>
          </table:table-cell>
          <table:table-cell office:value-type="float" office:value="0.00643569970514856">
            <text:p>0.0064356997</text:p>
          </table:table-cell>
          <table:table-cell office:value-type="float" office:value="-0.00698051948051948">
            <text:p>-0.0069805195</text:p>
          </table:table-cell>
          <table:table-cell office:value-type="float" office:value="0.974142824729638">
            <text:p>0.9741428247</text:p>
          </table:table-cell>
          <table:table-cell office:value-type="float" office:value="1.02260612870018">
            <text:p>1.0226061287</text:p>
          </table:table-cell>
          <table:table-cell office:value-type="float" office:value="0.975663688016529">
            <text:p>0.9756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6580">
            <text:p>16580</text:p>
          </table:table-cell>
          <table:table-cell office:value-type="float" office:value="21466">
            <text:p>21466</text:p>
          </table:table-cell>
          <table:table-cell office:value-type="float" office:value="30259">
            <text:p>30259</text:p>
          </table:table-cell>
          <table:table-cell office:value-type="float" office:value="254.875">
            <text:p>254.875</text:p>
          </table:table-cell>
          <table:table-cell office:value-type="float" office:value="-68.5">
            <text:p>-68.5</text:p>
          </table:table-cell>
          <table:table-cell office:value-type="float" office:value="-42.125">
            <text:p>-42.125</text:p>
          </table:table-cell>
          <table:table-cell office:value-type="float" office:value="0.0153724366706876">
            <text:p>0.0153724367</text:p>
          </table:table-cell>
          <table:table-cell office:value-type="float" office:value="-0.00319109289108357">
            <text:p>-0.0031910929</text:p>
          </table:table-cell>
          <table:table-cell office:value-type="float" office:value="-0.00139214779073995">
            <text:p>-0.0013921478</text:p>
          </table:table-cell>
          <table:table-cell office:value-type="float" office:value="1.05426669949343">
            <text:p>1.0542666995</text:p>
          </table:table-cell>
          <table:table-cell office:value-type="float" office:value="0.988851133705933">
            <text:p>0.9888511337</text:p>
          </table:table-cell>
          <table:table-cell office:value-type="float" office:value="0.995131281360334">
            <text:p>0.99513128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5959">
            <text:p>15959</text:p>
          </table:table-cell>
          <table:table-cell office:value-type="float" office:value="21668">
            <text:p>21668</text:p>
          </table:table-cell>
          <table:table-cell office:value-type="float" office:value="32057">
            <text:p>32057</text:p>
          </table:table-cell>
          <table:table-cell office:value-type="float" office:value="-35">
            <text:p>-35</text:p>
          </table:table-cell>
          <table:table-cell office:value-type="float" office:value="293.75">
            <text:p>293.75</text:p>
          </table:table-cell>
          <table:table-cell office:value-type="float" office:value="54.125">
            <text:p>54.125</text:p>
          </table:table-cell>
          <table:table-cell office:value-type="float" office:value="-0.00219311986966602">
            <text:p>-0.0021931199</text:p>
          </table:table-cell>
          <table:table-cell office:value-type="float" office:value="0.0135568580395053">
            <text:p>0.013556858</text:p>
          </table:table-cell>
          <table:table-cell office:value-type="float" office:value="0.00168839878965593">
            <text:p>0.0016883988</text:p>
          </table:table-cell>
          <table:table-cell office:value-type="float" office:value="0.992333507614704">
            <text:p>0.9923335076</text:p>
          </table:table-cell>
          <table:table-cell office:value-type="float" office:value="1.04780922840208">
            <text:p>1.0478092284</text:p>
          </table:table-cell>
          <table:table-cell office:value-type="float" office:value="1.00591498311712">
            <text:p>1.00591498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805">
            <text:p>805</text:p>
          </table:table-cell>
          <table:table-cell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5382">
            <text:p>15382</text:p>
          </table:table-cell>
          <table:table-cell office:value-type="float" office:value="21720">
            <text:p>21720</text:p>
          </table:table-cell>
          <table:table-cell office:value-type="float" office:value="32488">
            <text:p>32488</text:p>
          </table:table-cell>
          <table:table-cell office:value-type="float" office:value="-126.25">
            <text:p>-126.25</text:p>
          </table:table-cell>
          <table:table-cell office:value-type="float" office:value="287.25">
            <text:p>287.25</text:p>
          </table:table-cell>
          <table:table-cell office:value-type="float" office:value="95.5">
            <text:p>95.5</text:p>
          </table:table-cell>
          <table:table-cell office:value-type="float" office:value="-0.00820764529970095">
            <text:p>-0.0082076453</text:p>
          </table:table-cell>
          <table:table-cell office:value-type="float" office:value="0.013225138121547">
            <text:p>0.0132251381</text:p>
          </table:table-cell>
          <table:table-cell office:value-type="float" office:value="0.00293954690962817">
            <text:p>0.0029395469</text:p>
          </table:table-cell>
          <table:table-cell office:value-type="float" office:value="0.971405277716123">
            <text:p>0.9714052777</text:p>
          </table:table-cell>
          <table:table-cell office:value-type="float" office:value="1.04663079581095">
            <text:p>1.0466307958</text:p>
          </table:table-cell>
          <table:table-cell office:value-type="float" office:value="1.01030535041833">
            <text:p>1.01030535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1525">
            <text:p>21525</text:p>
          </table:table-cell>
          <table:table-cell office:value-type="float" office:value="30675">
            <text:p>30675</text:p>
          </table:table-cell>
          <table:table-cell office:value-type="float" office:value="-124">
            <text:p>-124</text:p>
          </table:table-cell>
          <table:table-cell office:value-type="float" office:value="183.375">
            <text:p>183.375</text:p>
          </table:table-cell>
          <table:table-cell office:value-type="float" office:value="627.5">
            <text:p>627.5</text:p>
          </table:table-cell>
          <table:table-cell office:value-type="float" office:value="-0.00791119050657139">
            <text:p>-0.0079111905</text:p>
          </table:table-cell>
          <table:table-cell office:value-type="float" office:value="0.0085191637630662">
            <text:p>0.0085191638</text:p>
          </table:table-cell>
          <table:table-cell office:value-type="float" office:value="0.0204563977180114">
            <text:p>0.0204563977</text:p>
          </table:table-cell>
          <table:table-cell office:value-type="float" office:value="0.972433503620053">
            <text:p>0.9724335036</text:p>
          </table:table-cell>
          <table:table-cell office:value-type="float" office:value="1.02995932242713">
            <text:p>1.0299593224</text:p>
          </table:table-cell>
          <table:table-cell office:value-type="float" office:value="1.07241758185993">
            <text:p>1.0724175819</text:p>
          </table:table-cell>
          <table:table-cell table:number-columns-repeated="2" office:value-type="float" office:value="0">
            <text:p>0</text:p>
          </table:table-cell>
          <table:table-cell office:value-type="float" office:value="34.2295310272235">
            <text:p>34.229531027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6425">
            <text:p>16425</text:p>
          </table:table-cell>
          <table:table-cell office:value-type="float" office:value="21394">
            <text:p>21394</text:p>
          </table:table-cell>
          <table:table-cell office:value-type="float" office:value="33886">
            <text:p>33886</text:p>
          </table:table-cell>
          <table:table-cell office:value-type="float" office:value="199.75">
            <text:p>199.75</text:p>
          </table:table-cell>
          <table:table-cell office:value-type="float" office:value="-112.875">
            <text:p>-112.875</text:p>
          </table:table-cell>
          <table:table-cell office:value-type="float" office:value="408.375">
            <text:p>408.375</text:p>
          </table:table-cell>
          <table:table-cell office:value-type="float" office:value="0.0121613394216134">
            <text:p>0.0121613394</text:p>
          </table:table-cell>
          <table:table-cell office:value-type="float" office:value="-0.00527601196597177">
            <text:p>-0.005276012</text:p>
          </table:table-cell>
          <table:table-cell office:value-type="float" office:value="0.0120514371716933">
            <text:p>0.0120514372</text:p>
          </table:table-cell>
          <table:table-cell office:value-type="float" office:value="1.04285456840164">
            <text:p>1.0428545684</text:p>
          </table:table-cell>
          <table:table-cell office:value-type="float" office:value="0.981588517271538">
            <text:p>0.9815885173</text:p>
          </table:table-cell>
          <table:table-cell office:value-type="float" office:value="1.04246469489122">
            <text:p>1.04246469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16500">
            <text:p>16500</text:p>
          </table:table-cell>
          <table:table-cell office:value-type="float" office:value="22854">
            <text:p>22854</text:p>
          </table:table-cell>
          <table:table-cell office:value-type="float" office:value="35689">
            <text:p>35689</text:p>
          </table:table-cell>
          <table:table-cell office:value-type="float" office:value="129">
            <text:p>129</text:p>
          </table:table-cell>
          <table:table-cell office:value-type="float" office:value="-16.125">
            <text:p>-16.125</text:p>
          </table:table-cell>
          <table:table-cell office:value-type="float" office:value="-33">
            <text:p>-33</text:p>
          </table:table-cell>
          <table:table-cell office:value-type="float" office:value="0.00781818181818182">
            <text:p>0.0078181818</text:p>
          </table:table-cell>
          <table:table-cell office:value-type="float" office:value="-0.000705565765292728">
            <text:p>-0.0007055658</text:p>
          </table:table-cell>
          <table:table-cell office:value-type="float" office:value="-0.000924654655496091">
            <text:p>-0.0009246547</text:p>
          </table:table-cell>
          <table:table-cell office:value-type="float" office:value="1.02748343933884">
            <text:p>1.0274834393</text:p>
          </table:table-cell>
          <table:table-cell office:value-type="float" office:value="0.997531495554652">
            <text:p>0.9975314956</text:p>
          </table:table-cell>
          <table:table-cell office:value-type="float" office:value="0.996765384478778">
            <text:p>0.99676538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6329">
            <text:p>16329</text:p>
          </table:table-cell>
          <table:table-cell office:value-type="float" office:value="22732">
            <text:p>22732</text:p>
          </table:table-cell>
          <table:table-cell office:value-type="float" office:value="36684">
            <text:p>36684</text:p>
          </table:table-cell>
          <table:table-cell office:value-type="float" office:value="246">
            <text:p>246</text:p>
          </table:table-cell>
          <table:table-cell office:value-type="float" office:value="62.625">
            <text:p>62.625</text:p>
          </table:table-cell>
          <table:table-cell office:value-type="float" office:value="-416.875">
            <text:p>-416.875</text:p>
          </table:table-cell>
          <table:table-cell office:value-type="float" office:value="0.0150652213852655">
            <text:p>0.0150652214</text:p>
          </table:table-cell>
          <table:table-cell office:value-type="float" office:value="0.00275492697518916">
            <text:p>0.002754927</text:p>
          </table:table-cell>
          <table:table-cell office:value-type="float" office:value="-0.0113639461345546">
            <text:p>-0.0113639461</text:p>
          </table:table-cell>
          <table:table-cell office:value-type="float" office:value="1.05317311820339">
            <text:p>1.0531731182</text:p>
          </table:table-cell>
          <table:table-cell office:value-type="float" office:value="1.00965712007353">
            <text:p>1.0096571201</text:p>
          </table:table-cell>
          <table:table-cell office:value-type="float" office:value="0.960479301501687">
            <text:p>0.96047930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1980">
            <text:p>21980</text:p>
          </table:table-cell>
          <table:table-cell office:value-type="float" office:value="35508">
            <text:p>35508</text:p>
          </table:table-cell>
          <table:table-cell office:value-type="float" office:value="111">
            <text:p>111</text:p>
          </table:table-cell>
          <table:table-cell office:value-type="float" office:value="482.875">
            <text:p>482.875</text:p>
          </table:table-cell>
          <table:table-cell office:value-type="float" office:value="-921.625">
            <text:p>-921.625</text:p>
          </table:table-cell>
          <table:table-cell office:value-type="float" office:value="0.0067798680674322">
            <text:p>0.0067798681</text:p>
          </table:table-cell>
          <table:table-cell office:value-type="float" office:value="0.0219688353048226">
            <text:p>0.0219688353</text:p>
          </table:table-cell>
          <table:table-cell office:value-type="float" office:value="-0.0259554184972401">
            <text:p>-0.0259554185</text:p>
          </table:table-cell>
          <table:table-cell office:value-type="float" office:value="1.0238196327936">
            <text:p>1.0238196328</text:p>
          </table:table-cell>
          <table:table-cell office:value-type="float" office:value="1.07783687782719">
            <text:p>1.0778368778</text:p>
          </table:table-cell>
          <table:table-cell office:value-type="float" office:value="0.910476455408419">
            <text:p>0.9104764554</text:p>
          </table:table-cell>
          <table:table-cell office:value-type="float" office:value="0">
            <text:p>0</text:p>
          </table:table-cell>
          <table:table-cell office:value-type="float" office:value="31.8967033619632">
            <text:p>31.896703362</text:p>
          </table:table-cell>
          <table:table-cell office:value-type="float" office:value="-26.3572051859533">
            <text:p>-26.35720518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5689">
            <text:p>15689</text:p>
          </table:table-cell>
          <table:table-cell office:value-type="float" office:value="23298">
            <text:p>23298</text:p>
          </table:table-cell>
          <table:table-cell office:value-type="float" office:value="33244">
            <text:p>33244</text:p>
          </table:table-cell>
          <table:table-cell office:value-type="float" office:value="197.75">
            <text:p>197.75</text:p>
          </table:table-cell>
          <table:table-cell office:value-type="float" office:value="-1108.875">
            <text:p>-1108.875</text:p>
          </table:table-cell>
          <table:table-cell office:value-type="float" office:value="335.25">
            <text:p>335.25</text:p>
          </table:table-cell>
          <table:table-cell office:value-type="float" office:value="0.0126043724902798">
            <text:p>0.0126043725</text:p>
          </table:table-cell>
          <table:table-cell office:value-type="float" office:value="-0.0475952871491115">
            <text:p>-0.0475952871</text:p>
          </table:table-cell>
          <table:table-cell office:value-type="float" office:value="0.0100845265311034">
            <text:p>0.0100845265</text:p>
          </table:table-cell>
          <table:table-cell office:value-type="float" office:value="1.04442668931949">
            <text:p>1.0444266893</text:p>
          </table:table-cell>
          <table:table-cell office:value-type="float" office:value="0.83785650524137">
            <text:p>0.8378565052</text:p>
          </table:table-cell>
          <table:table-cell office:value-type="float" office:value="1.03549517030256">
            <text:p>1.0354951703</text:p>
          </table:table-cell>
          <table:table-cell office:value-type="float" office:value="0">
            <text:p>0</text:p>
          </table:table-cell>
          <table:table-cell office:value-type="float" office:value="-14.2139672003458">
            <text:p>-14.213967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15548">
            <text:p>15548</text:p>
          </table:table-cell>
          <table:table-cell office:value-type="float" office:value="21284">
            <text:p>21284</text:p>
          </table:table-cell>
          <table:table-cell office:value-type="float" office:value="34841">
            <text:p>34841</text:p>
          </table:table-cell>
          <table:table-cell office:value-type="float" office:value="140">
            <text:p>140</text:p>
          </table:table-cell>
          <table:table-cell office:value-type="float" office:value="-1197.75">
            <text:p>-1197.75</text:p>
          </table:table-cell>
          <table:table-cell office:value-type="float" office:value="-34.875">
            <text:p>-34.875</text:p>
          </table:table-cell>
          <table:table-cell office:value-type="float" office:value="0.00900437355286854">
            <text:p>0.0090043736</text:p>
          </table:table-cell>
          <table:table-cell office:value-type="float" office:value="-0.0562746664160872">
            <text:p>-0.0562746664</text:p>
          </table:table-cell>
          <table:table-cell office:value-type="float" office:value="-0.00100097586177205">
            <text:p>-0.0010009759</text:p>
          </table:table-cell>
          <table:table-cell office:value-type="float" office:value="1.03167422177148">
            <text:p>1.0316742218</text:p>
          </table:table-cell>
          <table:table-cell office:value-type="float" office:value="0.809245670180969">
            <text:p>0.8092456702</text:p>
          </table:table-cell>
          <table:table-cell office:value-type="float" office:value="0.996498548311043">
            <text:p>0.9964985483</text:p>
          </table:table-cell>
          <table:table-cell office:value-type="float" office:value="0">
            <text:p>0</text:p>
          </table:table-cell>
          <table:table-cell office:value-type="float" office:value="-11.9672962708752">
            <text:p>-11.96729627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4895">
            <text:p>14895</text:p>
          </table:table-cell>
          <table:table-cell office:value-type="float" office:value="21008">
            <text:p>21008</text:p>
          </table:table-cell>
          <table:table-cell office:value-type="float" office:value="35596">
            <text:p>35596</text:p>
          </table:table-cell>
          <table:table-cell office:value-type="float" office:value="-902.25">
            <text:p>-902.25</text:p>
          </table:table-cell>
          <table:table-cell office:value-type="float" office:value="268.25">
            <text:p>268.25</text:p>
          </table:table-cell>
          <table:table-cell office:value-type="float" office:value="-391.375">
            <text:p>-391.375</text:p>
          </table:table-cell>
          <table:table-cell office:value-type="float" office:value="-0.0605740181268882">
            <text:p>-0.0605740181</text:p>
          </table:table-cell>
          <table:table-cell office:value-type="float" office:value="0.0127689451637471">
            <text:p>0.0127689452</text:p>
          </table:table-cell>
          <table:table-cell office:value-type="float" office:value="-0.0109949151590066">
            <text:p>-0.0109949152</text:p>
          </table:table-cell>
          <table:table-cell office:value-type="float" office:value="0.795182591433083">
            <text:p>0.7951825914</text:p>
          </table:table-cell>
          <table:table-cell office:value-type="float" office:value="1.04501087815588">
            <text:p>1.0450108782</text:p>
          </table:table-cell>
          <table:table-cell office:value-type="float" office:value="0.96175473773581">
            <text:p>0.9617547377</text:p>
          </table:table-cell>
          <table:table-cell office:value-type="float" office:value="-11.092795689656">
            <text:p>-11.09279568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13014">
            <text:p>13014</text:p>
          </table:table-cell>
          <table:table-cell office:value-type="float" office:value="21275">
            <text:p>21275</text:p>
          </table:table-cell>
          <table:table-cell office:value-type="float" office:value="34562">
            <text:p>34562</text:p>
          </table:table-cell>
          <table:table-cell office:value-type="float" office:value="-813.25">
            <text:p>-813.25</text:p>
          </table:table-cell>
          <table:table-cell office:value-type="float" office:value="416.875">
            <text:p>416.875</text:p>
          </table:table-cell>
          <table:table-cell office:value-type="float" office:value="-909.875">
            <text:p>-909.875</text:p>
          </table:table-cell>
          <table:table-cell office:value-type="float" office:value="-0.0624903949592746">
            <text:p>-0.062490395</text:p>
          </table:table-cell>
          <table:table-cell office:value-type="float" office:value="0.0195945945945946">
            <text:p>0.0195945946</text:p>
          </table:table-cell>
          <table:table-cell office:value-type="float" office:value="-0.0263258781320525">
            <text:p>-0.0263258781</text:p>
          </table:table-cell>
          <table:table-cell office:value-type="float" office:value="0.788937514588384">
            <text:p>0.7889375146</text:p>
          </table:table-cell>
          <table:table-cell office:value-type="float" office:value="1.06933361943024">
            <text:p>1.0693336194</text:p>
          </table:table-cell>
          <table:table-cell office:value-type="float" office:value="0.909217808182287">
            <text:p>0.9092178082</text:p>
          </table:table-cell>
          <table:table-cell office:value-type="float" office:value="-10.7417588928865">
            <text:p>-10.7417588929</text:p>
          </table:table-cell>
          <table:table-cell office:value-type="float" office:value="0">
            <text:p>0</text:p>
          </table:table-cell>
          <table:table-cell office:value-type="float" office:value="-25.9813843582692">
            <text:p>-25.981384358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12328">
            <text:p>12328</text:p>
          </table:table-cell>
          <table:table-cell office:value-type="float" office:value="21089">
            <text:p>21089</text:p>
          </table:table-cell>
          <table:table-cell office:value-type="float" office:value="32609">
            <text:p>32609</text:p>
          </table:table-cell>
          <table:table-cell office:value-type="float" office:value="-519.875">
            <text:p>-519.875</text:p>
          </table:table-cell>
          <table:table-cell office:value-type="float" office:value="-864.25">
            <text:p>-864.25</text:p>
          </table:table-cell>
          <table:table-cell office:value-type="float" office:value="291.625">
            <text:p>291.625</text:p>
          </table:table-cell>
          <table:table-cell office:value-type="float" office:value="-0.042170262816353">
            <text:p>-0.0421702628</text:p>
          </table:table-cell>
          <table:table-cell office:value-type="float" office:value="-0.0409810801839822">
            <text:p>-0.0409810802</text:p>
          </table:table-cell>
          <table:table-cell office:value-type="float" office:value="0.00894308319789015">
            <text:p>0.0089430832</text:p>
          </table:table-cell>
          <table:table-cell office:value-type="float" office:value="0.855889609032125">
            <text:p>0.855889609</text:p>
          </table:table-cell>
          <table:table-cell office:value-type="float" office:value="0.859857939264832">
            <text:p>0.8598579393</text:p>
          </table:table-cell>
          <table:table-cell office:value-type="float" office:value="1.0314575495173">
            <text:p>1.0314575495</text:p>
          </table:table-cell>
          <table:table-cell office:value-type="float" office:value="-16.0878090370546">
            <text:p>-16.0878090371</text:p>
          </table:table-cell>
          <table:table-cell office:value-type="float" office:value="-16.564843282324">
            <text:p>-16.56484328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12646">
            <text:p>12646</text:p>
          </table:table-cell>
          <table:table-cell office:value-type="float" office:value="20823">
            <text:p>20823</text:p>
          </table:table-cell>
          <table:table-cell office:value-type="float" office:value="34022">
            <text:p>34022</text:p>
          </table:table-cell>
          <table:table-cell office:value-type="float" office:value="-442.125">
            <text:p>-442.125</text:p>
          </table:table-cell>
          <table:table-cell office:value-type="float" office:value="-1115">
            <text:p>-1115</text:p>
          </table:table-cell>
          <table:table-cell office:value-type="float" office:value="-69.75">
            <text:p>-69.75</text:p>
          </table:table-cell>
          <table:table-cell office:value-type="float" office:value="-0.0349616479519216">
            <text:p>-0.034961648</text:p>
          </table:table-cell>
          <table:table-cell office:value-type="float" office:value="-0.0535465590933103">
            <text:p>-0.0535465591</text:p>
          </table:table-cell>
          <table:table-cell office:value-type="float" office:value="-0.00205014402445476">
            <text:p>-0.002050144</text:p>
          </table:table-cell>
          <table:table-cell office:value-type="float" office:value="0.880029973150202">
            <text:p>0.8800299732</text:p>
          </table:table-cell>
          <table:table-cell office:value-type="float" office:value="0.818206821795251">
            <text:p>0.8182068218</text:p>
          </table:table-cell>
          <table:table-cell office:value-type="float" office:value="0.99283273397183">
            <text:p>0.992832734</text:p>
          </table:table-cell>
          <table:table-cell office:value-type="float" office:value="-19.4773007158236">
            <text:p>-19.4773007158</text:p>
          </table:table-cell>
          <table:table-cell office:value-type="float" office:value="-12.595004428744">
            <text:p>-12.59500442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3460">
            <text:p>13460</text:p>
          </table:table-cell>
          <table:table-cell office:value-type="float" office:value="20134">
            <text:p>20134</text:p>
          </table:table-cell>
          <table:table-cell office:value-type="float" office:value="34525">
            <text:p>34525</text:p>
          </table:table-cell>
          <table:table-cell office:value-type="float" office:value="-473.125">
            <text:p>-473.125</text:p>
          </table:table-cell>
          <table:table-cell office:value-type="float" office:value="-240.875">
            <text:p>-240.875</text:p>
          </table:table-cell>
          <table:table-cell office:value-type="float" office:value="-391.125">
            <text:p>-391.125</text:p>
          </table:table-cell>
          <table:table-cell office:value-type="float" office:value="-0.0351504457652303">
            <text:p>-0.0351504458</text:p>
          </table:table-cell>
          <table:table-cell office:value-type="float" office:value="-0.0119635939207311">
            <text:p>-0.0119635939</text:p>
          </table:table-cell>
          <table:table-cell office:value-type="float" office:value="-0.0113287472845764">
            <text:p>-0.0113287473</text:p>
          </table:table-cell>
          <table:table-cell office:value-type="float" office:value="0.879395125343183">
            <text:p>0.8793951253</text:p>
          </table:table-cell>
          <table:table-cell office:value-type="float" office:value="0.958407951333261">
            <text:p>0.9584079513</text:p>
          </table:table-cell>
          <table:table-cell office:value-type="float" office:value="0.960600931913457">
            <text:p>0.9606009319</text:p>
          </table:table-cell>
          <table:table-cell office:value-type="float" office:value="-19.3708016556933">
            <text:p>-19.37080165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12714">
            <text:p>12714</text:p>
          </table:table-cell>
          <table:table-cell office:value-type="float" office:value="19501">
            <text:p>19501</text:p>
          </table:table-cell>
          <table:table-cell office:value-type="float" office:value="33613">
            <text:p>33613</text:p>
          </table:table-cell>
          <table:table-cell office:value-type="float" office:value="-778.25">
            <text:p>-778.25</text:p>
          </table:table-cell>
          <table:table-cell office:value-type="float" office:value="-522.375">
            <text:p>-522.375</text:p>
          </table:table-cell>
          <table:table-cell office:value-type="float" office:value="-832.5">
            <text:p>-832.5</text:p>
          </table:table-cell>
          <table:table-cell office:value-type="float" office:value="-0.0612120497089822">
            <text:p>-0.0612120497</text:p>
          </table:table-cell>
          <table:table-cell office:value-type="float" office:value="-0.0267870878416491">
            <text:p>-0.0267870878</text:p>
          </table:table-cell>
          <table:table-cell office:value-type="float" office:value="-0.0247672031654419">
            <text:p>-0.0247672032</text:p>
          </table:table-cell>
          <table:table-cell office:value-type="float" office:value="0.793101779476529">
            <text:p>0.7931017795</text:p>
          </table:table-cell>
          <table:table-cell office:value-type="float" office:value="0.907651586781299">
            <text:p>0.9076515868</text:p>
          </table:table-cell>
          <table:table-cell office:value-type="float" office:value="0.914517081052124">
            <text:p>0.9145170811</text:p>
          </table:table-cell>
          <table:table-cell office:value-type="float" office:value="-10.9734828523427">
            <text:p>-10.9734828523</text:p>
          </table:table-cell>
          <table:table-cell office:value-type="float" office:value="-25.5280258708272">
            <text:p>-25.5280258708</text:p>
          </table:table-cell>
          <table:table-cell office:value-type="float" office:value="-27.6384717110918">
            <text:p>-27.638471711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11709">
            <text:p>11709</text:p>
          </table:table-cell>
          <table:table-cell office:value-type="float" office:value="18296">
            <text:p>18296</text:p>
          </table:table-cell>
          <table:table-cell office:value-type="float" office:value="30391">
            <text:p>30391</text:p>
          </table:table-cell>
          <table:table-cell office:value-type="float" office:value="-503">
            <text:p>-503</text:p>
          </table:table-cell>
          <table:table-cell office:value-type="float" office:value="-444.125">
            <text:p>-444.125</text:p>
          </table:table-cell>
          <table:table-cell office:value-type="float" office:value="-1483.875">
            <text:p>-1483.875</text:p>
          </table:table-cell>
          <table:table-cell office:value-type="float" office:value="-0.0429584080621744">
            <text:p>-0.0429584081</text:p>
          </table:table-cell>
          <table:table-cell office:value-type="float" office:value="-0.024274431569742">
            <text:p>-0.0242744316</text:p>
          </table:table-cell>
          <table:table-cell office:value-type="float" office:value="-0.0488261327366655">
            <text:p>-0.0488261327</text:p>
          </table:table-cell>
          <table:table-cell office:value-type="float" office:value="0.853262604435933">
            <text:p>0.8532626044</text:p>
          </table:table-cell>
          <table:table-cell office:value-type="float" office:value="0.91619441564085">
            <text:p>0.9161944156</text:p>
          </table:table-cell>
          <table:table-cell office:value-type="float" office:value="0.833781158248187">
            <text:p>0.8337811582</text:p>
          </table:table-cell>
          <table:table-cell office:value-type="float" office:value="-15.7861990623966">
            <text:p>-15.7861990624</text:p>
          </table:table-cell>
          <table:table-cell office:value-type="float" office:value="-28.2066274475804">
            <text:p>-28.2066274476</text:p>
          </table:table-cell>
          <table:table-cell office:value-type="float" office:value="-13.8467685297176">
            <text:p>-13.846768529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table:number-columns-repeated="2" office:value-type="float" office:value="822">
            <text:p>822</text:p>
          </table:table-cell>
          <table:table-cell office:value-type="float" office:value="12068">
            <text:p>12068</text:p>
          </table:table-cell>
          <table:table-cell office:value-type="float" office:value="16676">
            <text:p>16676</text:p>
          </table:table-cell>
          <table:table-cell office:value-type="float" office:value="27566">
            <text:p>27566</text:p>
          </table:table-cell>
          <table:table-cell office:value-type="float" office:value="-460.625">
            <text:p>-460.625</text:p>
          </table:table-cell>
          <table:table-cell office:value-type="float" office:value="-613.25">
            <text:p>-613.25</text:p>
          </table:table-cell>
          <table:table-cell office:value-type="float" office:value="-1511.625">
            <text:p>-1511.625</text:p>
          </table:table-cell>
          <table:table-cell office:value-type="float" office:value="-0.0381691249585681">
            <text:p>-0.038169125</text:p>
          </table:table-cell>
          <table:table-cell office:value-type="float" office:value="-0.0367744063324538">
            <text:p>-0.0367744063</text:p>
          </table:table-cell>
          <table:table-cell office:value-type="float" office:value="-0.0548365740404847">
            <text:p>-0.054836574</text:p>
          </table:table-cell>
          <table:table-cell office:value-type="float" office:value="0.869263551561213">
            <text:p>0.8692635516</text:p>
          </table:table-cell>
          <table:table-cell office:value-type="float" office:value="0.873940197480176">
            <text:p>0.8739401975</text:p>
          </table:table-cell>
          <table:table-cell office:value-type="float" office:value="0.813965808569199">
            <text:p>0.8139658086</text:p>
          </table:table-cell>
          <table:table-cell office:value-type="float" office:value="-17.81107038439">
            <text:p>-17.8110703844</text:p>
          </table:table-cell>
          <table:table-cell office:value-type="float" office:value="-18.4998923029074">
            <text:p>-18.4998923029</text:p>
          </table:table-cell>
          <table:table-cell office:value-type="float" office:value="-12.2904039043911">
            <text:p>-12.290403904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11080">
            <text:p>11080</text:p>
          </table:table-cell>
          <table:table-cell office:value-type="float" office:value="17218">
            <text:p>17218</text:p>
          </table:table-cell>
          <table:table-cell office:value-type="float" office:value="25450">
            <text:p>25450</text:p>
          </table:table-cell>
          <table:table-cell office:value-type="float" office:value="-494.5">
            <text:p>-494.5</text:p>
          </table:table-cell>
          <table:table-cell office:value-type="float" office:value="-625.5">
            <text:p>-625.5</text:p>
          </table:table-cell>
          <table:table-cell office:value-type="float" office:value="-1437.75">
            <text:p>-1437.75</text:p>
          </table:table-cell>
          <table:table-cell office:value-type="float" office:value="-0.044629963898917">
            <text:p>-0.0446299639</text:p>
          </table:table-cell>
          <table:table-cell office:value-type="float" office:value="-0.0363282611220815">
            <text:p>-0.0363282611</text:p>
          </table:table-cell>
          <table:table-cell office:value-type="float" office:value="-0.0564931237721022">
            <text:p>-0.0564931238</text:p>
          </table:table-cell>
          <table:table-cell office:value-type="float" office:value="0.847699120361923">
            <text:p>0.8476991204</text:p>
          </table:table-cell>
          <table:table-cell office:value-type="float" office:value="0.875437781482777">
            <text:p>0.8754377815</text:p>
          </table:table-cell>
          <table:table-cell office:value-type="float" office:value="0.808529353943361">
            <text:p>0.8085293539</text:p>
          </table:table-cell>
          <table:table-cell office:value-type="float" office:value="-15.1817716029077">
            <text:p>-15.1817716029</text:p>
          </table:table-cell>
          <table:table-cell office:value-type="float" office:value="-18.731397951812">
            <text:p>-18.7313979518</text:p>
          </table:table-cell>
          <table:table-cell office:value-type="float" office:value="-11.9196525678174">
            <text:p>-11.919652567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9984">
            <text:p>9984</text:p>
          </table:table-cell>
          <table:table-cell office:value-type="float" office:value="15909">
            <text:p>15909</text:p>
          </table:table-cell>
          <table:table-cell office:value-type="float" office:value="23107">
            <text:p>23107</text:p>
          </table:table-cell>
          <table:table-cell office:value-type="float" office:value="-522">
            <text:p>-522</text:p>
          </table:table-cell>
          <table:table-cell office:value-type="float" office:value="-599.375">
            <text:p>-599.375</text:p>
          </table:table-cell>
          <table:table-cell office:value-type="float" office:value="-796.875">
            <text:p>-796.875</text:p>
          </table:table-cell>
          <table:table-cell office:value-type="float" office:value="-0.0522836538461538">
            <text:p>-0.0522836538</text:p>
          </table:table-cell>
          <table:table-cell office:value-type="float" office:value="-0.0376752152869445">
            <text:p>-0.0376752153</text:p>
          </table:table-cell>
          <table:table-cell office:value-type="float" office:value="-0.0344863028519496">
            <text:p>-0.0344863029</text:p>
          </table:table-cell>
          <table:table-cell office:value-type="float" office:value="0.82236502923909">
            <text:p>0.8223650292</text:p>
          </table:table-cell>
          <table:table-cell office:value-type="float" office:value="0.870918813315653">
            <text:p>0.8709188133</text:p>
          </table:table-cell>
          <table:table-cell office:value-type="float" office:value="0.881628977983593">
            <text:p>0.881628978</text:p>
          </table:table-cell>
          <table:table-cell office:value-type="float" office:value="-12.9077604524982">
            <text:p>-12.9077604525</text:p>
          </table:table-cell>
          <table:table-cell office:value-type="float" office:value="-18.0491702406456">
            <text:p>-18.0491702406</text:p>
          </table:table-cell>
          <table:table-cell office:value-type="float" office:value="-19.7506016709991">
            <text:p>-19.75060167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9104">
            <text:p>9104</text:p>
          </table:table-cell>
          <table:table-cell office:value-type="float" office:value="14970">
            <text:p>14970</text:p>
          </table:table-cell>
          <table:table-cell office:value-type="float" office:value="24578">
            <text:p>24578</text:p>
          </table:table-cell>
          <table:table-cell office:value-type="float" office:value="-698">
            <text:p>-698</text:p>
          </table:table-cell>
          <table:table-cell office:value-type="float" office:value="-655.75">
            <text:p>-655.75</text:p>
          </table:table-cell>
          <table:table-cell office:value-type="float" office:value="-740">
            <text:p>-740</text:p>
          </table:table-cell>
          <table:table-cell office:value-type="float" office:value="-0.0766695957820738">
            <text:p>-0.0766695958</text:p>
          </table:table-cell>
          <table:table-cell office:value-type="float" office:value="-0.0438042752171009">
            <text:p>-0.0438042752</text:p>
          </table:table-cell>
          <table:table-cell office:value-type="float" office:value="-0.0301082268695581">
            <text:p>-0.0301082269</text:p>
          </table:table-cell>
          <table:table-cell office:value-type="float" office:value="0.743177739520819">
            <text:p>0.7431777395</text:p>
          </table:table-cell>
          <table:table-cell office:value-type="float" office:value="0.850445913213646">
            <text:p>0.8504459132</text:p>
          </table:table-cell>
          <table:table-cell office:value-type="float" office:value="0.896397956393995">
            <text:p>0.8963979564</text:p>
          </table:table-cell>
          <table:table-cell office:value-type="float" office:value="-8.68952408316404">
            <text:p>-8.6895240832</text:p>
          </table:table-cell>
          <table:table-cell office:value-type="float" office:value="-15.4745727478851">
            <text:p>-15.4745727479</text:p>
          </table:table-cell>
          <table:table-cell office:value-type="float" office:value="-22.6735138476583">
            <text:p>-22.673513847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8240">
            <text:p>8240</text:p>
          </table:table-cell>
          <table:table-cell office:value-type="float" office:value="15444">
            <text:p>15444</text:p>
          </table:table-cell>
          <table:table-cell office:value-type="float" office:value="22314">
            <text:p>22314</text:p>
          </table:table-cell>
          <table:table-cell office:value-type="float" office:value="-556.25">
            <text:p>-556.25</text:p>
          </table:table-cell>
          <table:table-cell office:value-type="float" office:value="-544.875">
            <text:p>-544.875</text:p>
          </table:table-cell>
          <table:table-cell office:value-type="float" office:value="-783.25">
            <text:p>-783.25</text:p>
          </table:table-cell>
          <table:table-cell office:value-type="float" office:value="-0.0675060679611651">
            <text:p>-0.067506068</text:p>
          </table:table-cell>
          <table:table-cell office:value-type="float" office:value="-0.0352806915306915">
            <text:p>-0.0352806915</text:p>
          </table:table-cell>
          <table:table-cell office:value-type="float" office:value="-0.0351012817065519">
            <text:p>-0.0351012817</text:p>
          </table:table-cell>
          <table:table-cell office:value-type="float" office:value="0.772660617790614">
            <text:p>0.7726606178</text:p>
          </table:table-cell>
          <table:table-cell office:value-type="float" office:value="0.878957244944552">
            <text:p>0.8789572449</text:p>
          </table:table-cell>
          <table:table-cell office:value-type="float" office:value="0.879560429982856">
            <text:p>0.87956043</text:p>
          </table:table-cell>
          <table:table-cell office:value-type="float" office:value="-9.9173136584519">
            <text:p>-9.9173136585</text:p>
          </table:table-cell>
          <table:table-cell office:value-type="float" office:value="-19.2979955734213">
            <text:p>-19.2979955734</text:p>
          </table:table-cell>
          <table:table-cell office:value-type="float" office:value="-19.3984243254626">
            <text:p>-19.398424325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8640">
            <text:p>8640</text:p>
          </table:table-cell>
          <table:table-cell office:value-type="float" office:value="13850">
            <text:p>13850</text:p>
          </table:table-cell>
          <table:table-cell office:value-type="float" office:value="23023">
            <text:p>23023</text:p>
          </table:table-cell>
          <table:table-cell office:value-type="float" office:value="-338.25">
            <text:p>-338.25</text:p>
          </table:table-cell>
          <table:table-cell office:value-type="float" office:value="-659.75">
            <text:p>-659.75</text:p>
          </table:table-cell>
          <table:table-cell office:value-type="float" office:value="-841.625">
            <text:p>-841.625</text:p>
          </table:table-cell>
          <table:table-cell office:value-type="float" office:value="-0.0391493055555556">
            <text:p>-0.0391493056</text:p>
          </table:table-cell>
          <table:table-cell office:value-type="float" office:value="-0.0476353790613718">
            <text:p>-0.0476353791</text:p>
          </table:table-cell>
          <table:table-cell office:value-type="float" office:value="-0.0365558354688789">
            <text:p>-0.0365558355</text:p>
          </table:table-cell>
          <table:table-cell office:value-type="float" office:value="0.865981460081501">
            <text:p>0.8659814601</text:p>
          </table:table-cell>
          <table:table-cell office:value-type="float" office:value="0.837723666788307">
            <text:p>0.8377236668</text:p>
          </table:table-cell>
          <table:table-cell office:value-type="float" office:value="0.874673780908306">
            <text:p>0.8746737809</text:p>
          </table:table-cell>
          <table:table-cell office:value-type="float" office:value="-17.3563425455558">
            <text:p>-17.3563425456</text:p>
          </table:table-cell>
          <table:table-cell office:value-type="float" office:value="-14.2017076429159">
            <text:p>-14.2017076429</text:p>
          </table:table-cell>
          <table:table-cell office:value-type="float" office:value="-18.6126031834379">
            <text:p>-18.612603183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32">
            <text:p>832</text:p>
          </table:table-cell>
          <table:table-cell office:value-type="float" office:value="1245">
            <text:p>1245</text:p>
          </table:table-cell>
          <table:table-cell office:value-type="float" office:value="8591">
            <text:p>8591</text:p>
          </table:table-cell>
          <table:table-cell office:value-type="float" office:value="13136">
            <text:p>13136</text:p>
          </table:table-cell>
          <table:table-cell office:value-type="float" office:value="22317">
            <text:p>22317</text:p>
          </table:table-cell>
          <table:table-cell office:value-type="float" office:value="-672.625">
            <text:p>-672.625</text:p>
          </table:table-cell>
          <table:table-cell office:value-type="float" office:value="-546.375">
            <text:p>-546.375</text:p>
          </table:table-cell>
          <table:table-cell office:value-type="float" office:value="-799.25">
            <text:p>-799.25</text:p>
          </table:table-cell>
          <table:table-cell office:value-type="float" office:value="-0.0782941450355023">
            <text:p>-0.078294145</text:p>
          </table:table-cell>
          <table:table-cell office:value-type="float" office:value="-0.0415937119366626">
            <text:p>-0.0415937119</text:p>
          </table:table-cell>
          <table:table-cell office:value-type="float" office:value="-0.0358135053994713">
            <text:p>-0.0358135054</text:p>
          </table:table-cell>
          <table:table-cell office:value-type="float" office:value="0.737985239743549">
            <text:p>0.7379852397</text:p>
          </table:table-cell>
          <table:table-cell office:value-type="float" office:value="0.857812880492114">
            <text:p>0.8578128805</text:p>
          </table:table-cell>
          <table:table-cell office:value-type="float" office:value="0.877166641153087">
            <text:p>0.8771666412</text:p>
          </table:table-cell>
          <table:table-cell office:value-type="float" office:value="-8.50183403814052">
            <text:p>-8.5018340381</text:p>
          </table:table-cell>
          <table:table-cell office:value-type="float" office:value="-16.3156833417753">
            <text:p>-16.3156833418</text:p>
          </table:table-cell>
          <table:table-cell office:value-type="float" office:value="-19.0056715756447">
            <text:p>-19.005671575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807">
            <text:p>807</text:p>
          </table:table-cell>
          <table:table-cell office:value-type="float" office:value="7276">
            <text:p>7276</text:p>
          </table:table-cell>
          <table:table-cell office:value-type="float" office:value="13252">
            <text:p>13252</text:p>
          </table:table-cell>
          <table:table-cell office:value-type="float" office:value="23593">
            <text:p>23593</text:p>
          </table:table-cell>
          <table:table-cell office:value-type="float" office:value="-865.375">
            <text:p>-865.375</text:p>
          </table:table-cell>
          <table:table-cell office:value-type="float" office:value="-440.875">
            <text:p>-440.875</text:p>
          </table:table-cell>
          <table:table-cell office:value-type="float" office:value="-653.375">
            <text:p>-653.375</text:p>
          </table:table-cell>
          <table:table-cell office:value-type="float" office:value="-0.118935541506322">
            <text:p>-0.1189355415</text:p>
          </table:table-cell>
          <table:table-cell office:value-type="float" office:value="-0.033268563235738">
            <text:p>-0.0332685632</text:p>
          </table:table-cell>
          <table:table-cell office:value-type="float" office:value="-0.0276935955580045">
            <text:p>-0.0276935956</text:p>
          </table:table-cell>
          <table:table-cell office:value-type="float" office:value="0.611451104273341">
            <text:p>0.6114511043</text:p>
          </table:table-cell>
          <table:table-cell office:value-type="float" office:value="0.885729351382467">
            <text:p>0.8857293514</text:p>
          </table:table-cell>
          <table:table-cell office:value-type="float" office:value="0.904575608607448">
            <text:p>0.9045756086</text:p>
          </table:table-cell>
          <table:table-cell office:value-type="float" office:value="-5.47403726881785">
            <text:p>-5.4740372688</text:p>
          </table:table-cell>
          <table:table-cell office:value-type="float" office:value="-20.4863718582873">
            <text:p>-20.4863718583</text:p>
          </table:table-cell>
          <table:table-cell office:value-type="float" office:value="-24.6809550599769">
            <text:p>-24.6809550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85">
            <text:p>885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8085">
            <text:p>8085</text:p>
          </table:table-cell>
          <table:table-cell office:value-type="float" office:value="12415">
            <text:p>12415</text:p>
          </table:table-cell>
          <table:table-cell office:value-type="float" office:value="21576">
            <text:p>21576</text:p>
          </table:table-cell>
          <table:table-cell office:value-type="float" office:value="-713">
            <text:p>-713</text:p>
          </table:table-cell>
          <table:table-cell office:value-type="float" office:value="-474.5">
            <text:p>-474.5</text:p>
          </table:table-cell>
          <table:table-cell office:value-type="float" office:value="-764.75">
            <text:p>-764.75</text:p>
          </table:table-cell>
          <table:table-cell office:value-type="float" office:value="-0.0881880024737168">
            <text:p>-0.0881880025</text:p>
          </table:table-cell>
          <table:table-cell office:value-type="float" office:value="-0.0382198952879581">
            <text:p>-0.0382198953</text:p>
          </table:table-cell>
          <table:table-cell office:value-type="float" office:value="-0.0354444753429737">
            <text:p>-0.0354444753</text:p>
          </table:table-cell>
          <table:table-cell office:value-type="float" office:value="0.706585153951388">
            <text:p>0.706585154</text:p>
          </table:table-cell>
          <table:table-cell office:value-type="float" office:value="0.869093456867959">
            <text:p>0.8690934569</text:p>
          </table:table-cell>
          <table:table-cell office:value-type="float" office:value="0.878406705530976">
            <text:p>0.8784067055</text:p>
          </table:table-cell>
          <table:table-cell office:value-type="float" office:value="-7.50797519290537">
            <text:p>-7.5079751929</text:p>
          </table:table-cell>
          <table:table-cell office:value-type="float" office:value="-17.786944200652">
            <text:p>-17.7869442007</text:p>
          </table:table-cell>
          <table:table-cell office:value-type="float" office:value="-19.2072014570696">
            <text:p>-19.207201457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17">
            <text:p>917</text:p>
          </table:table-cell>
          <table:table-cell table:number-columns-repeated="2" office:value-type="float" office:value="1334">
            <text:p>1334</text:p>
          </table:table-cell>
          <table:table-cell office:value-type="float" office:value="8316">
            <text:p>8316</text:p>
          </table:table-cell>
          <table:table-cell office:value-type="float" office:value="12070">
            <text:p>12070</text:p>
          </table:table-cell>
          <table:table-cell office:value-type="float" office:value="18717">
            <text:p>18717</text:p>
          </table:table-cell>
          <table:table-cell office:value-type="float" office:value="-539.25">
            <text:p>-539.25</text:p>
          </table:table-cell>
          <table:table-cell office:value-type="float" office:value="-100">
            <text:p>-100</text:p>
          </table:table-cell>
          <table:table-cell office:value-type="float" office:value="-949">
            <text:p>-949</text:p>
          </table:table-cell>
          <table:table-cell office:value-type="float" office:value="-0.0648448773448773">
            <text:p>-0.0648448773</text:p>
          </table:table-cell>
          <table:table-cell office:value-type="float" office:value="-0.00828500414250207">
            <text:p>-0.0082850041</text:p>
          </table:table-cell>
          <table:table-cell office:value-type="float" office:value="-0.0507025698562804">
            <text:p>-0.0507025699</text:p>
          </table:table-cell>
          <table:table-cell office:value-type="float" office:value="0.781284451203959">
            <text:p>0.7812844512</text:p>
          </table:table-cell>
          <table:table-cell office:value-type="float" office:value="0.97113702243678">
            <text:p>0.9711370224</text:p>
          </table:table-cell>
          <table:table-cell office:value-type="float" office:value="0.827579676659479">
            <text:p>0.8275796767</text:p>
          </table:table-cell>
          <table:table-cell office:value-type="float" office:value="-10.338867000991">
            <text:p>-10.338867001</text:p>
          </table:table-cell>
          <table:table-cell office:value-type="float" office:value="0">
            <text:p>0</text:p>
          </table:table-cell>
          <table:table-cell office:value-type="float" office:value="-13.3212700764499">
            <text:p>-13.321270076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7376">
            <text:p>7376</text:p>
          </table:table-cell>
          <table:table-cell office:value-type="float" office:value="11020">
            <text:p>11020</text:p>
          </table:table-cell>
          <table:table-cell office:value-type="float" office:value="17262">
            <text:p>17262</text:p>
          </table:table-cell>
          <table:table-cell office:value-type="float" office:value="-854.5">
            <text:p>-854.5</text:p>
          </table:table-cell>
          <table:table-cell office:value-type="float" office:value="-352.5">
            <text:p>-352.5</text:p>
          </table:table-cell>
          <table:table-cell office:value-type="float" office:value="-297.5">
            <text:p>-297.5</text:p>
          </table:table-cell>
          <table:table-cell office:value-type="float" office:value="-0.115848698481562">
            <text:p>-0.1158486985</text:p>
          </table:table-cell>
          <table:table-cell office:value-type="float" office:value="-0.0319872958257713">
            <text:p>-0.0319872958</text:p>
          </table:table-cell>
          <table:table-cell office:value-type="float" office:value="-0.0172343876723439">
            <text:p>-0.0172343877</text:p>
          </table:table-cell>
          <table:table-cell office:value-type="float" office:value="0.620834560356682">
            <text:p>0.6208345604</text:p>
          </table:table-cell>
          <table:table-cell office:value-type="float" office:value="0.890049911314521">
            <text:p>0.8900499113</text:p>
          </table:table-cell>
          <table:table-cell office:value-type="float" office:value="0.94026181041894">
            <text:p>0.9402618104</text:p>
          </table:table-cell>
          <table:table-cell office:value-type="float" office:value="-5.62952687831859">
            <text:p>-5.6295268783</text:p>
          </table:table-cell>
          <table:table-cell office:value-type="float" office:value="-21.3210008706909">
            <text:p>-21.3210008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3">
            <text:p>3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6320">
            <text:p>6320</text:p>
          </table:table-cell>
          <table:table-cell office:value-type="float" office:value="10110">
            <text:p>10110</text:p>
          </table:table-cell>
          <table:table-cell office:value-type="float" office:value="17052">
            <text:p>17052</text:p>
          </table:table-cell>
          <table:table-cell office:value-type="float" office:value="-723">
            <text:p>-723</text:p>
          </table:table-cell>
          <table:table-cell office:value-type="float" office:value="-98.75">
            <text:p>-98.75</text:p>
          </table:table-cell>
          <table:table-cell office:value-type="float" office:value="-124.25">
            <text:p>-124.25</text:p>
          </table:table-cell>
          <table:table-cell office:value-type="float" office:value="-0.114398734177215">
            <text:p>-0.1143987342</text:p>
          </table:table-cell>
          <table:table-cell office:value-type="float" office:value="-0.0097675568743818">
            <text:p>-0.0097675569</text:p>
          </table:table-cell>
          <table:table-cell office:value-type="float" office:value="-0.00728653530377668">
            <text:p>-0.0072865353</text:p>
          </table:table-cell>
          <table:table-cell office:value-type="float" office:value="0.625255088327191">
            <text:p>0.6252550883</text:p>
          </table:table-cell>
          <table:table-cell office:value-type="float" office:value="0.966000545067561">
            <text:p>0.9660005451</text:p>
          </table:table-cell>
          <table:table-cell office:value-type="float" office:value="0.974601189886379">
            <text:p>0.9746011899</text:p>
          </table:table-cell>
          <table:table-cell office:value-type="float" office:value="-5.70545657992975">
            <text:p>-5.70545657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3">
            <text:p>3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5904">
            <text:p>5904</text:p>
          </table:table-cell>
          <table:table-cell office:value-type="float" office:value="10290">
            <text:p>10290</text:p>
          </table:table-cell>
          <table:table-cell office:value-type="float" office:value="16898">
            <text:p>16898</text:p>
          </table:table-cell>
          <table:table-cell office:value-type="float" office:value="-439.5">
            <text:p>-439.5</text:p>
          </table:table-cell>
          <table:table-cell office:value-type="float" office:value="-884.875">
            <text:p>-884.875</text:p>
          </table:table-cell>
          <table:table-cell office:value-type="float" office:value="-140">
            <text:p>-140</text:p>
          </table:table-cell>
          <table:table-cell office:value-type="float" office:value="-0.0744410569105691">
            <text:p>-0.0744410569</text:p>
          </table:table-cell>
          <table:table-cell office:value-type="float" office:value="-0.0859936831875607">
            <text:p>-0.0859936832</text:p>
          </table:table-cell>
          <table:table-cell office:value-type="float" office:value="-0.00828500414250207">
            <text:p>-0.0082850041</text:p>
          </table:table-cell>
          <table:table-cell office:value-type="float" office:value="0.750317583882775">
            <text:p>0.7503175839</text:p>
          </table:table-cell>
          <table:table-cell office:value-type="float" office:value="0.713516139397936">
            <text:p>0.7135161394</text:p>
          </table:table-cell>
          <table:table-cell office:value-type="float" office:value="0.97113702243678">
            <text:p>0.9711370224</text:p>
          </table:table-cell>
          <table:table-cell office:value-type="float" office:value="-8.96031449499376">
            <text:p>-8.960314495</text:p>
          </table:table-cell>
          <table:table-cell office:value-type="float" office:value="-7.70867624070815">
            <text:p>-7.70867624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5520">
            <text:p>5520</text:p>
          </table:table-cell>
          <table:table-cell office:value-type="float" office:value="10140">
            <text:p>10140</text:p>
          </table:table-cell>
          <table:table-cell office:value-type="float" office:value="16618">
            <text:p>16618</text:p>
          </table:table-cell>
          <table:table-cell office:value-type="float" office:value="-166.25">
            <text:p>-166.25</text:p>
          </table:table-cell>
          <table:table-cell office:value-type="float" office:value="-472.5">
            <text:p>-472.5</text:p>
          </table:table-cell>
          <table:table-cell office:value-type="float" office:value="-329">
            <text:p>-329</text:p>
          </table:table-cell>
          <table:table-cell office:value-type="float" office:value="-0.0301177536231884">
            <text:p>-0.0301177536</text:p>
          </table:table-cell>
          <table:table-cell office:value-type="float" office:value="-0.0465976331360947">
            <text:p>-0.0465976331</text:p>
          </table:table-cell>
          <table:table-cell office:value-type="float" office:value="-0.0197978096040438">
            <text:p>-0.0197978096</text:p>
          </table:table-cell>
          <table:table-cell office:value-type="float" office:value="0.896365737322122">
            <text:p>0.8963657373</text:p>
          </table:table-cell>
          <table:table-cell office:value-type="float" office:value="0.841164109274885">
            <text:p>0.8411641093</text:p>
          </table:table-cell>
          <table:table-cell office:value-type="float" office:value="0.931475894785478">
            <text:p>0.9314758948</text:p>
          </table:table-cell>
          <table:table-cell office:value-type="float" office:value="-22.666231079696">
            <text:p>-22.6662310797</text:p>
          </table:table-cell>
          <table:table-cell office:value-type="float" office:value="-14.5258287414427">
            <text:p>-14.52582874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5536">
            <text:p>5536</text:p>
          </table:table-cell>
          <table:table-cell office:value-type="float" office:value="9342">
            <text:p>9342</text:p>
          </table:table-cell>
          <table:table-cell office:value-type="float" office:value="15246">
            <text:p>15246</text:p>
          </table:table-cell>
          <table:table-cell office:value-type="float" office:value="66">
            <text:p>66</text:p>
          </table:table-cell>
          <table:table-cell office:value-type="float" office:value="111.375">
            <text:p>111.375</text:p>
          </table:table-cell>
          <table:table-cell office:value-type="float" office:value="-477.75">
            <text:p>-477.75</text:p>
          </table:table-cell>
          <table:table-cell table:number-columns-repeated="2" office:value-type="float" office:value="0.0119219653179191">
            <text:p>0.0119219653</text:p>
          </table:table-cell>
          <table:table-cell office:value-type="float" office:value="-0.03133608815427">
            <text:p>-0.0313360882</text:p>
          </table:table-cell>
          <table:table-cell table:number-columns-repeated="2" office:value-type="float" office:value="1.04200545979652">
            <text:p>1.0420054598</text:p>
          </table:table-cell>
          <table:table-cell office:value-type="float" office:value="0.892248314284847">
            <text:p>0.8922483143</text:p>
          </table:table-cell>
          <table:table-cell table:number-columns-repeated="2" office:value-type="float" office:value="0">
            <text:p>0</text:p>
          </table:table-cell>
          <table:table-cell office:value-type="float" office:value="-21.7713611928224">
            <text:p>-21.771361192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6320">
            <text:p>6320</text:p>
          </table:table-cell>
          <table:table-cell office:value-type="float" office:value="10050">
            <text:p>10050</text:p>
          </table:table-cell>
          <table:table-cell office:value-type="float" office:value="15820">
            <text:p>15820</text:p>
          </table:table-cell>
          <table:table-cell office:value-type="float" office:value="52">
            <text:p>52</text:p>
          </table:table-cell>
          <table:table-cell office:value-type="float" office:value="-16.875">
            <text:p>-16.875</text:p>
          </table:table-cell>
          <table:table-cell office:value-type="float" office:value="-432.25">
            <text:p>-432.25</text:p>
          </table:table-cell>
          <table:table-cell office:value-type="float" office:value="0.00822784810126582">
            <text:p>0.0082278481</text:p>
          </table:table-cell>
          <table:table-cell office:value-type="float" office:value="-0.00167910447761194">
            <text:p>-0.0016791045</text:p>
          </table:table-cell>
          <table:table-cell office:value-type="float" office:value="-0.0273230088495575">
            <text:p>-0.0273230088</text:p>
          </table:table-cell>
          <table:table-cell office:value-type="float" office:value="1.02893015542381">
            <text:p>1.0289301554</text:p>
          </table:table-cell>
          <table:table-cell office:value-type="float" office:value="0.994128660336378">
            <text:p>0.9941286603</text:p>
          </table:table-cell>
          <table:table-cell office:value-type="float" office:value="0.905832700779231">
            <text:p>0.9058327008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204517849365">
            <text:p>-25.020451784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5904">
            <text:p>5904</text:p>
          </table:table-cell>
          <table:table-cell office:value-type="float" office:value="10248">
            <text:p>10248</text:p>
          </table:table-cell>
          <table:table-cell office:value-type="float" office:value="16044">
            <text:p>16044</text:p>
          </table:table-cell>
          <table:table-cell office:value-type="float" office:value="80">
            <text:p>80</text:p>
          </table:table-cell>
          <table:table-cell office:value-type="float" office:value="71.75">
            <text:p>71.75</text:p>
          </table:table-cell>
          <table:table-cell office:value-type="float" office:value="-483">
            <text:p>-483</text:p>
          </table:table-cell>
          <table:table-cell office:value-type="float" office:value="0.013550135501355">
            <text:p>0.0135501355</text:p>
          </table:table-cell>
          <table:table-cell office:value-type="float" office:value="0.00700136612021858">
            <text:p>0.0070013661</text:p>
          </table:table-cell>
          <table:table-cell office:value-type="float" office:value="-0.0301047120418848">
            <text:p>-0.030104712</text:p>
          </table:table-cell>
          <table:table-cell office:value-type="float" office:value="1.04778534235207">
            <text:p>1.0477853424</text:p>
          </table:table-cell>
          <table:table-cell office:value-type="float" office:value="1.02460085891076">
            <text:p>1.0246008589</text:p>
          </table:table-cell>
          <table:table-cell office:value-type="float" office:value="0.896409843480168">
            <text:p>0.8964098435</text:p>
          </table:table-cell>
          <table:table-cell table:number-columns-repeated="2" office:value-type="float" office:value="0">
            <text:p>0</text:p>
          </table:table-cell>
          <table:table-cell office:value-type="float" office:value="-22.6762019367586">
            <text:p>-22.676201936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3">
            <text:p>3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551">
            <text:p>551</text:p>
          </table:table-cell>
          <table:table-cell office:value-type="float" office:value="5520">
            <text:p>5520</text:p>
          </table:table-cell>
          <table:table-cell office:value-type="float" office:value="9870">
            <text:p>9870</text:p>
          </table:table-cell>
          <table:table-cell office:value-type="float" office:value="16269">
            <text:p>16269</text:p>
          </table:table-cell>
          <table:table-cell office:value-type="float" office:value="108">
            <text:p>108</text:p>
          </table:table-cell>
          <table:table-cell office:value-type="float" office:value="-371">
            <text:p>-371</text:p>
          </table:table-cell>
          <table:table-cell office:value-type="float" office:value="181.25">
            <text:p>181.25</text:p>
          </table:table-cell>
          <table:table-cell office:value-type="float" office:value="0.0195652173913043">
            <text:p>0.0195652174</text:p>
          </table:table-cell>
          <table:table-cell office:value-type="float" office:value="-0.0375886524822695">
            <text:p>-0.0375886525</text:p>
          </table:table-cell>
          <table:table-cell office:value-type="float" office:value="0.0111408199643494">
            <text:p>0.01114082</text:p>
          </table:table-cell>
          <table:table-cell office:value-type="float" office:value="1.06922854442344">
            <text:p>1.0692285444</text:p>
          </table:table-cell>
          <table:table-cell office:value-type="float" office:value="0.871209013631105">
            <text:p>0.8712090136</text:p>
          </table:table-cell>
          <table:table-cell office:value-type="float" office:value="1.0392361408994">
            <text:p>1.0392361409</text:p>
          </table:table-cell>
          <table:table-cell office:value-type="float" office:value="0">
            <text:p>0</text:p>
          </table:table-cell>
          <table:table-cell office:value-type="float" office:value="-18.0915440521447">
            <text:p>-18.09154405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40">
            <text:p>540</text:p>
          </table:table-cell>
          <table:table-cell office:value-type="float" office:value="5536">
            <text:p>5536</text:p>
          </table:table-cell>
          <table:table-cell office:value-type="float" office:value="9342">
            <text:p>9342</text:p>
          </table:table-cell>
          <table:table-cell office:value-type="float" office:value="14326">
            <text:p>14326</text:p>
          </table:table-cell>
          <table:table-cell office:value-type="float" office:value="66">
            <text:p>66</text:p>
          </table:table-cell>
          <table:table-cell office:value-type="float" office:value="111.375">
            <text:p>111.375</text:p>
          </table:table-cell>
          <table:table-cell office:value-type="float" office:value="500.25">
            <text:p>500.25</text:p>
          </table:table-cell>
          <table:table-cell table:number-columns-repeated="2" office:value-type="float" office:value="0.0119219653179191">
            <text:p>0.0119219653</text:p>
          </table:table-cell>
          <table:table-cell office:value-type="float" office:value="0.034919028340081">
            <text:p>0.0349190283</text:p>
          </table:table-cell>
          <table:table-cell table:number-columns-repeated="2" office:value-type="float" office:value="1.04200545979652">
            <text:p>1.0420054598</text:p>
          </table:table-cell>
          <table:table-cell office:value-type="float" office:value="1.12460650272911">
            <text:p>1.1246065027</text:p>
          </table:table-cell>
          <table:table-cell table:number-columns-repeated="2" office:value-type="float" office:value="0">
            <text:p>0</text:p>
          </table:table-cell>
          <table:table-cell office:value-type="float" office:value="20.1947189974254">
            <text:p>20.194718997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3">
            <text:p>3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904">
            <text:p>5904</text:p>
          </table:table-cell>
          <table:table-cell office:value-type="float" office:value="9380">
            <text:p>9380</text:p>
          </table:table-cell>
          <table:table-cell office:value-type="float" office:value="14084">
            <text:p>14084</text:p>
          </table:table-cell>
          <table:table-cell office:value-type="float" office:value="80">
            <text:p>80</text:p>
          </table:table-cell>
          <table:table-cell office:value-type="float" office:value="-15.75">
            <text:p>-15.75</text:p>
          </table:table-cell>
          <table:table-cell office:value-type="float" office:value="-133">
            <text:p>-133</text:p>
          </table:table-cell>
          <table:table-cell office:value-type="float" office:value="0.013550135501355">
            <text:p>0.0135501355</text:p>
          </table:table-cell>
          <table:table-cell office:value-type="float" office:value="-0.00167910447761194">
            <text:p>-0.0016791045</text:p>
          </table:table-cell>
          <table:table-cell office:value-type="float" office:value="-0.00944333996023857">
            <text:p>-0.00944334</text:p>
          </table:table-cell>
          <table:table-cell office:value-type="float" office:value="1.04778534235207">
            <text:p>1.0477853424</text:p>
          </table:table-cell>
          <table:table-cell office:value-type="float" office:value="0.994128660336378">
            <text:p>0.9941286603</text:p>
          </table:table-cell>
          <table:table-cell office:value-type="float" office:value="0.96712309641159">
            <text:p>0.96712309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521">
            <text:p>521</text:p>
          </table:table-cell>
          <table:table-cell office:value-type="float" office:value="5520">
            <text:p>5520</text:p>
          </table:table-cell>
          <table:table-cell office:value-type="float" office:value="9520">
            <text:p>9520</text:p>
          </table:table-cell>
          <table:table-cell office:value-type="float" office:value="15138">
            <text:p>15138</text:p>
          </table:table-cell>
          <table:table-cell office:value-type="float" office:value="108">
            <text:p>108</text:p>
          </table:table-cell>
          <table:table-cell office:value-type="float" office:value="-214.25">
            <text:p>-214.25</text:p>
          </table:table-cell>
          <table:table-cell office:value-type="float" office:value="300.875">
            <text:p>300.875</text:p>
          </table:table-cell>
          <table:table-cell office:value-type="float" office:value="0.0195652173913043">
            <text:p>0.0195652174</text:p>
          </table:table-cell>
          <table:table-cell office:value-type="float" office:value="-0.0225052521008403">
            <text:p>-0.0225052521</text:p>
          </table:table-cell>
          <table:table-cell office:value-type="float" office:value="0.0198754789272031">
            <text:p>0.0198754789</text:p>
          </table:table-cell>
          <table:table-cell office:value-type="float" office:value="1.06922854442344">
            <text:p>1.0692285444</text:p>
          </table:table-cell>
          <table:table-cell office:value-type="float" office:value="0.922224330936419">
            <text:p>0.9222243309</text:p>
          </table:table-cell>
          <table:table-cell office:value-type="float" office:value="1.07033844418388">
            <text:p>1.0703384442</text:p>
          </table:table-cell>
          <table:table-cell office:value-type="float" office:value="0">
            <text:p>0</text:p>
          </table:table-cell>
          <table:table-cell office:value-type="float" office:value="-30.4514635825992">
            <text:p>-30.45146358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428">
            <text:p>428</text:p>
          </table:table-cell>
          <table:table-cell office:value-type="float" office:value="5536">
            <text:p>5536</text:p>
          </table:table-cell>
          <table:table-cell office:value-type="float" office:value="9180">
            <text:p>9180</text:p>
          </table:table-cell>
          <table:table-cell office:value-type="float" office:value="16269">
            <text:p>16269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181.25">
            <text:p>181.25</text:p>
          </table:table-cell>
          <table:table-cell office:value-type="float" office:value="0.0119219653179191">
            <text:p>0.0119219653</text:p>
          </table:table-cell>
          <table:table-cell office:value-type="float" office:value="0.00163398692810458">
            <text:p>0.0016339869</text:p>
          </table:table-cell>
          <table:table-cell office:value-type="float" office:value="0.0111408199643494">
            <text:p>0.01114082</text:p>
          </table:table-cell>
          <table:table-cell office:value-type="float" office:value="1.04200545979652">
            <text:p>1.0420054598</text:p>
          </table:table-cell>
          <table:table-cell office:value-type="float" office:value="1.0057241872784">
            <text:p>1.0057241873</text:p>
          </table:table-cell>
          <table:table-cell office:value-type="float" office:value="1.0392361408994">
            <text:p>1.03923614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82">
            <text:p>482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7264">
            <text:p>7264</text:p>
          </table:table-cell>
          <table:table-cell office:value-type="float" office:value="10070">
            <text:p>10070</text:p>
          </table:table-cell>
          <table:table-cell office:value-type="float" office:value="14752">
            <text:p>14752</text:p>
          </table:table-cell>
          <table:table-cell office:value-type="float" office:value="68">
            <text:p>68</text:p>
          </table:table-cell>
          <table:table-cell office:value-type="float" office:value="105.25">
            <text:p>105.25</text:p>
          </table:table-cell>
          <table:table-cell office:value-type="float" office:value="-449.375">
            <text:p>-449.375</text:p>
          </table:table-cell>
          <table:table-cell office:value-type="float" office:value="0.00936123348017621">
            <text:p>0.0093612335</text:p>
          </table:table-cell>
          <table:table-cell office:value-type="float" office:value="0.0104518371400199">
            <text:p>0.0104518371</text:p>
          </table:table-cell>
          <table:table-cell office:value-type="float" office:value="-0.0304619712581345">
            <text:p>-0.0304619713</text:p>
          </table:table-cell>
          <table:table-cell office:value-type="float" office:value="1.03293607725747">
            <text:p>1.0329360773</text:p>
          </table:table-cell>
          <table:table-cell office:value-type="float" office:value="1.03679554215329">
            <text:p>1.0367955422</text:p>
          </table:table-cell>
          <table:table-cell office:value-type="float" office:value="0.895201846714675">
            <text:p>0.8952018467</text:p>
          </table:table-cell>
          <table:table-cell table:number-columns-repeated="2" office:value-type="float" office:value="0">
            <text:p>0</text:p>
          </table:table-cell>
          <table:table-cell office:value-type="float" office:value="-22.4061479187493">
            <text:p>-22.406147918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6864">
            <text:p>6864</text:p>
          </table:table-cell>
          <table:table-cell office:value-type="float" office:value="9920">
            <text:p>9920</text:p>
          </table:table-cell>
          <table:table-cell office:value-type="float" office:value="14826">
            <text:p>14826</text:p>
          </table:table-cell>
          <table:table-cell office:value-type="float" office:value="-28.625">
            <text:p>-28.625</text:p>
          </table:table-cell>
          <table:table-cell office:value-type="float" office:value="-258.75">
            <text:p>-258.75</text:p>
          </table:table-cell>
          <table:table-cell office:value-type="float" office:value="-33.25">
            <text:p>-33.25</text:p>
          </table:table-cell>
          <table:table-cell office:value-type="float" office:value="-0.00417030885780886">
            <text:p>-0.0041703089</text:p>
          </table:table-cell>
          <table:table-cell office:value-type="float" office:value="-0.0260836693548387">
            <text:p>-0.0260836694</text:p>
          </table:table-cell>
          <table:table-cell office:value-type="float" office:value="-0.00224268177525968">
            <text:p>-0.0022426818</text:p>
          </table:table-cell>
          <table:table-cell office:value-type="float" office:value="0.985438006290569">
            <text:p>0.9854380063</text:p>
          </table:table-cell>
          <table:table-cell office:value-type="float" office:value="0.910040658559809">
            <text:p>0.9100406586</text:p>
          </table:table-cell>
          <table:table-cell office:value-type="float" office:value="0.992160471844819">
            <text:p>0.9921604718</text:p>
          </table:table-cell>
          <table:table-cell office:value-type="float" office:value="0">
            <text:p>0</text:p>
          </table:table-cell>
          <table:table-cell office:value-type="float" office:value="-26.2258902362211">
            <text:p>-26.22589023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05">
            <text:p>705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6520">
            <text:p>6520</text:p>
          </table:table-cell>
          <table:table-cell office:value-type="float" office:value="9520">
            <text:p>9520</text:p>
          </table:table-cell>
          <table:table-cell office:value-type="float" office:value="15708">
            <text:p>15708</text:p>
          </table:table-cell>
          <table:table-cell office:value-type="float" office:value="-165.75">
            <text:p>-165.75</text:p>
          </table:table-cell>
          <table:table-cell office:value-type="float" office:value="-17.375">
            <text:p>-17.375</text:p>
          </table:table-cell>
          <table:table-cell office:value-type="float" office:value="175">
            <text:p>175</text:p>
          </table:table-cell>
          <table:table-cell office:value-type="float" office:value="-0.0254217791411043">
            <text:p>-0.0254217791</text:p>
          </table:table-cell>
          <table:table-cell office:value-type="float" office:value="-0.00182510504201681">
            <text:p>-0.001825105</text:p>
          </table:table-cell>
          <table:table-cell office:value-type="float" office:value="0.0111408199643494">
            <text:p>0.01114082</text:p>
          </table:table-cell>
          <table:table-cell office:value-type="float" office:value="0.912290456041345">
            <text:p>0.912290456</text:p>
          </table:table-cell>
          <table:table-cell office:value-type="float" office:value="0.993618661129433">
            <text:p>0.9936186611</text:p>
          </table:table-cell>
          <table:table-cell office:value-type="float" office:value="1.0392361408994">
            <text:p>1.0392361409</text:p>
          </table:table-cell>
          <table:table-cell office:value-type="float" office:value="-26.9178190629532">
            <text:p>-26.9178190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35">
            <text:p>635</text:p>
          </table:table-cell>
          <table:table-cell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5624">
            <text:p>5624</text:p>
          </table:table-cell>
          <table:table-cell office:value-type="float" office:value="8690">
            <text:p>8690</text:p>
          </table:table-cell>
          <table:table-cell office:value-type="float" office:value="14098">
            <text:p>14098</text:p>
          </table:table-cell>
          <table:table-cell office:value-type="float" office:value="29.25">
            <text:p>29.25</text:p>
          </table:table-cell>
          <table:table-cell office:value-type="float" office:value="-254.428571428571">
            <text:p>-254.4285714286</text:p>
          </table:table-cell>
          <table:table-cell office:value-type="float" office:value="464.375">
            <text:p>464.375</text:p>
          </table:table-cell>
          <table:table-cell office:value-type="float" office:value="0.00520092460881935">
            <text:p>0.0052009246</text:p>
          </table:table-cell>
          <table:table-cell office:value-type="float" office:value="-0.0292783166200888">
            <text:p>-0.0292783166</text:p>
          </table:table-cell>
          <table:table-cell office:value-type="float" office:value="0.0329390693715421">
            <text:p>0.0329390694</text:p>
          </table:table-cell>
          <table:table-cell office:value-type="float" office:value="1.01825625337977">
            <text:p>1.0182562534</text:p>
          </table:table-cell>
          <table:table-cell office:value-type="float" office:value="0.899206042684937">
            <text:p>0.8992060427</text:p>
          </table:table-cell>
          <table:table-cell office:value-type="float" office:value="1.11741330809088">
            <text:p>1.1174133081</text:p>
          </table:table-cell>
          <table:table-cell office:value-type="float" office:value="0">
            <text:p>0</text:p>
          </table:table-cell>
          <table:table-cell office:value-type="float" office:value="-23.326130548093">
            <text:p>-23.3261305481</text:p>
          </table:table-cell>
          <table:table-cell office:value-type="float" office:value="21.3880156792941">
            <text:p>21.3880156793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4">
            <text:p>4</text:p>
          </table:table-cell>
          <table:table-cell office:value-type="float" office:value="604">
            <text:p>604</text:p>
          </table:table-cell>
          <table:table-cell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5510">
            <text:p>5510</text:p>
          </table:table-cell>
          <table:table-cell office:value-type="float" office:value="9170">
            <text:p>9170</text:p>
          </table:table-cell>
          <table:table-cell office:value-type="float" office:value="13975">
            <text:p>13975</text:p>
          </table:table-cell>
          <table:table-cell office:value-type="float" office:value="-87.625">
            <text:p>-87.625</text:p>
          </table:table-cell>
          <table:table-cell office:value-type="float" office:value="229.25">
            <text:p>229.25</text:p>
          </table:table-cell>
          <table:table-cell office:value-type="float" office:value="469.25">
            <text:p>469.25</text:p>
          </table:table-cell>
          <table:table-cell office:value-type="float" office:value="-0.0159029038112523">
            <text:p>-0.0159029038</text:p>
          </table:table-cell>
          <table:table-cell office:value-type="float" office:value="0.025">
            <text:p>0.025</text:p>
          </table:table-cell>
          <table:table-cell office:value-type="float" office:value="0.0335778175313059">
            <text:p>0.0335778175</text:p>
          </table:table-cell>
          <table:table-cell office:value-type="float" office:value="0.944835525265892">
            <text:p>0.9448355253</text:p>
          </table:table-cell>
          <table:table-cell office:value-type="float" office:value="1.088725">
            <text:p>1.088725</text:p>
          </table:table-cell>
          <table:table-cell office:value-type="float" office:value="1.1197322022267">
            <text:p>1.1197322022</text:p>
          </table:table-cell>
          <table:table-cell office:value-type="float" office:value="0">
            <text:p>0</text:p>
          </table:table-cell>
          <table:table-cell office:value-type="float" office:value="28.0710345259387">
            <text:p>28.0710345259</text:p>
          </table:table-cell>
          <table:table-cell office:value-type="float" office:value="20.9876746795025">
            <text:p>20.987674679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5284">
            <text:p>5284</text:p>
          </table:table-cell>
          <table:table-cell office:value-type="float" office:value="9030">
            <text:p>9030</text:p>
          </table:table-cell>
          <table:table-cell office:value-type="float" office:value="13402">
            <text:p>13402</text:p>
          </table:table-cell>
          <table:table-cell office:value-type="float" office:value="-97.25">
            <text:p>-97.25</text:p>
          </table:table-cell>
          <table:table-cell office:value-type="float" office:value="121.5">
            <text:p>121.5</text:p>
          </table:table-cell>
          <table:table-cell office:value-type="float" office:value="511.875">
            <text:p>511.875</text:p>
          </table:table-cell>
          <table:table-cell office:value-type="float" office:value="-0.0184046177138531">
            <text:p>-0.0184046177</text:p>
          </table:table-cell>
          <table:table-cell office:value-type="float" office:value="0.0134551495016611">
            <text:p>0.0134551495</text:p>
          </table:table-cell>
          <table:table-cell office:value-type="float" office:value="0.0381939262796598">
            <text:p>0.0381939263</text:p>
          </table:table-cell>
          <table:table-cell office:value-type="float" office:value="0.936247748709772">
            <text:p>0.9362477487</text:p>
          </table:table-cell>
          <table:table-cell office:value-type="float" office:value="1.04744786371011">
            <text:p>1.0474478637</text:p>
          </table:table-cell>
          <table:table-cell office:value-type="float" office:value="1.13653794294794">
            <text:p>1.1365379429</text:p>
          </table:table-cell>
          <table:table-cell table:number-columns-repeated="2" office:value-type="float" office:value="0">
            <text:p>0</text:p>
          </table:table-cell>
          <table:table-cell office:value-type="float" office:value="18.4925082222223">
            <text:p>18.492508222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69">
            <text:p>569</text:p>
          </table:table-cell>
          <table:table-cell office:value-type="float" office:value="914">
            <text:p>914</text:p>
          </table:table-cell>
          <table:table-cell office:value-type="float" office:value="5769">
            <text:p>5769</text:p>
          </table:table-cell>
          <table:table-cell office:value-type="float" office:value="8760">
            <text:p>8760</text:p>
          </table:table-cell>
          <table:table-cell office:value-type="float" office:value="14632">
            <text:p>14632</text:p>
          </table:table-cell>
          <table:table-cell office:value-type="float" office:value="36.5714285714286">
            <text:p>36.5714285714</text:p>
          </table:table-cell>
          <table:table-cell office:value-type="float" office:value="168.833333333333">
            <text:p>168.8333333333</text:p>
          </table:table-cell>
          <table:table-cell office:value-type="float" office:value="551">
            <text:p>551</text:p>
          </table:table-cell>
          <table:table-cell office:value-type="float" office:value="0.00633930119109526">
            <text:p>0.0063393012</text:p>
          </table:table-cell>
          <table:table-cell office:value-type="float" office:value="0.0192732115677321">
            <text:p>0.0192732116</text:p>
          </table:table-cell>
          <table:table-cell office:value-type="float" office:value="0.0376571897211591">
            <text:p>0.0376571897</text:p>
          </table:table-cell>
          <table:table-cell office:value-type="float" office:value="1.02226632017843">
            <text:p>1.0222663202</text:p>
          </table:table-cell>
          <table:table-cell office:value-type="float" office:value="1.06818429558797">
            <text:p>1.0681842956</text:p>
          </table:table-cell>
          <table:table-cell office:value-type="float" office:value="1.13457956934194">
            <text:p>1.1345795693</text:p>
          </table:table-cell>
          <table:table-cell table:number-columns-repeated="2" office:value-type="float" office:value="0">
            <text:p>0</text:p>
          </table:table-cell>
          <table:table-cell office:value-type="float" office:value="18.7512071155814">
            <text:p>18.751207115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70">
            <text:p>670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5470">
            <text:p>5470</text:p>
          </table:table-cell>
          <table:table-cell office:value-type="float" office:value="10426">
            <text:p>10426</text:p>
          </table:table-cell>
          <table:table-cell office:value-type="float" office:value="16886">
            <text:p>16886</text:p>
          </table:table-cell>
          <table:table-cell table:number-columns-repeated="2" office:value-type="float" office:value="0">
            <text:p>0</text:p>
          </table:table-cell>
          <table:table-cell office:value-type="float" office:value="785.166666666667">
            <text:p>785.1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46498085198784">
            <text:p>0.0464980852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1.16698095917296">
            <text:p>1.1669809592</text:p>
          </table:table-cell>
          <table:table-cell table:number-columns-repeated="2" office:value-type="float" office:value="0">
            <text:p>0</text:p>
          </table:table-cell>
          <table:table-cell office:value-type="float" office:value="15.2509532466428">
            <text:p>15.250953246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32">
            <text:p>732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5186">
            <text:p>5186</text:p>
          </table:table-cell>
          <table:table-cell office:value-type="float" office:value="10543">
            <text:p>10543</text:p>
          </table:table-cell>
          <table:table-cell office:value-type="float" office:value="17852">
            <text:p>17852</text:p>
          </table:table-cell>
          <table:table-cell office:value-type="float" office:value="0">
            <text:p>0</text:p>
          </table:table-cell>
          <table:table-cell office:value-type="float" office:value="572.5">
            <text:p>572.5</text:p>
          </table:table-cell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 office:value-type="float" office:value="0.0543014322299156">
            <text:p>0.0543014322</text:p>
          </table:table-cell>
          <table:table-cell office:value-type="float" office:value="0.0359623571588618">
            <text:p>0.0359623572</text:p>
          </table:table-cell>
          <table:table-cell office:value-type="float" office:value="0.82">
            <text:p>0.82</text:p>
          </table:table-cell>
          <table:table-cell office:value-type="float" office:value="1.19583435806746">
            <text:p>1.1958343581</text:p>
          </table:table-cell>
          <table:table-cell office:value-type="float" office:value="1.12840310067556">
            <text:p>1.1284031007</text:p>
          </table:table-cell>
          <table:table-cell office:value-type="float" office:value="0">
            <text:p>0</text:p>
          </table:table-cell>
          <table:table-cell office:value-type="float" office:value="13.1083241157691">
            <text:p>13.1083241158</text:p>
          </table:table-cell>
          <table:table-cell office:value-type="float" office:value="19.6187750062086">
            <text:p>19.618775006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65">
            <text:p>765</text:p>
          </table:table-cell>
          <table:table-cell office:value-type="float" office:value="1085">
            <text:p>1085</text:p>
          </table:table-cell>
          <table:table-cell office:value-type="float" office:value="4917">
            <text:p>4917</text:p>
          </table:table-cell>
          <table:table-cell office:value-type="float" office:value="10814">
            <text:p>10814</text:p>
          </table:table-cell>
          <table:table-cell office:value-type="float" office:value="18890">
            <text:p>18890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1.2">
            <text:p>1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5">
            <text:p>5</text:p>
          </table:table-cell>
          <table:table-cell office:value-type="float" office:value="694">
            <text:p>694</text:p>
          </table:table-cell>
          <table:table-cell table:number-columns-repeated="2" office:value-type="float" office:value="1007">
            <text:p>1007</text:p>
          </table:table-cell>
          <table:table-cell office:value-type="float" office:value="4662">
            <text:p>4662</text:p>
          </table:table-cell>
          <table:table-cell office:value-type="float" office:value="11196">
            <text:p>11196</text:p>
          </table:table-cell>
          <table:table-cell office:value-type="float" office:value="19988">
            <text:p>19988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06">
            <text:p>1.06</text:p>
          </table:table-cell>
          <table:table-cell office:value-type="float" office:value="1.2">
            <text:p>1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5">
            <text:p>5</text:p>
          </table:table-cell>
          <table:table-cell office:value-type="float" office:value="626">
            <text:p>626</text:p>
          </table:table-cell>
          <table:table-cell table:number-columns-repeated="2" office:value-type="float" office:value="935">
            <text:p>935</text:p>
          </table:table-cell>
          <table:table-cell office:value-type="float" office:value="4421">
            <text:p>4421</text:p>
          </table:table-cell>
          <table:table-cell office:value-type="float" office:value="11714">
            <text:p>11714</text:p>
          </table:table-cell>
          <table:table-cell office:value-type="float" office:value="21150">
            <text:p>21150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15">
            <text:p>1.15</text:p>
          </table:table-cell>
          <table:table-cell office:value-type="float" office:value="1.2">
            <text:p>1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6.5">
            <text:p>126.5</text:p>
          </table:table-cell>
          <table:table-cell office:value-type="float" office:value="5989.25">
            <text:p>5989.25</text:p>
          </table:table-cell>
          <table:table-cell office:value-type="float" office:value="14575.75">
            <text:p>14575.75</text:p>
          </table:table-cell>
          <table:table-cell office:value-type="float" office:value="14.4175">
            <text:p>14.4175</text:p>
          </table:table-cell>
          <table:table-cell table:number-columns-repeated="3" office:value-type="float" office:value="5">
            <text:p>5</text:p>
          </table:table-cell>
          <table:table-cell office:value-type="float" office:value="645">
            <text:p>645</text:p>
          </table:table-cell>
          <table:table-cell table:number-columns-repeated="2" office:value-type="float" office:value="952">
            <text:p>952</text:p>
          </table:table-cell>
          <table:table-cell office:value-type="float" office:value="4191">
            <text:p>4191</text:p>
          </table:table-cell>
          <table:table-cell office:value-type="float" office:value="12198">
            <text:p>12198</text:p>
          </table:table-cell>
          <table:table-cell office:value-type="float" office:value="22379">
            <text:p>22379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15">
            <text:p>1.15</text:p>
          </table:table-cell>
          <table:table-cell office:value-type="float" office:value="1.2">
            <text:p>1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25">
            <text:p>125</text:p>
          </table:table-cell>
          <table:table-cell office:value-type="float" office:value="5886.33333333333">
            <text:p>5886.3333333333</text:p>
          </table:table-cell>
          <table:table-cell office:value-type="float" office:value="17371">
            <text:p>17371</text:p>
          </table:table-cell>
          <table:table-cell office:value-type="float" office:value="14.3666666666667">
            <text:p>14.36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584">
            <text:p>584</text:p>
          </table:table-cell>
          <table:table-cell office:value-type="float" office:value="395">
            <text:p>395</text:p>
          </table:table-cell>
          <table:table-cell office:value-type="float" office:value="891">
            <text:p>891</text:p>
          </table:table-cell>
          <table:table-cell office:value-type="float" office:value="3974">
            <text:p>3974</text:p>
          </table:table-cell>
          <table:table-cell office:value-type="float" office:value="12689">
            <text:p>12689</text:p>
          </table:table-cell>
          <table:table-cell office:value-type="float" office:value="23681">
            <text:p>23681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13">
            <text:p>1.13</text:p>
          </table:table-cell>
          <table:table-cell office:value-type="float" office:value="1.2">
            <text:p>1.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11" table:default-cell-style-name="Default"/>
        <table:table-column table:style-name="co18" table:number-columns-repeated="3" table:default-cell-style-name="Default"/>
        <table:table-column table:style-name="co12" table:number-columns-repeated="3" table:default-cell-style-name="Default"/>
        <table:table-row table:style-name="ro1">
          <table:table-cell office:value-type="float" office:value="0.82">
            <text:p>0.82</text:p>
          </table:table-cell>
          <table:table-cell office:value-type="float" office:value="1.13">
            <text:p>1.13</text:p>
          </table:table-cell>
          <table:table-cell office:value-type="float" office:value="1.2">
            <text:p>1.2</text:p>
          </table:table-cell>
          <table:table-cell office:value-type="float" office:value="-13">
            <text:p>-1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1.5">
            <text:p>11.5</text:p>
          </table:table-cell>
          <table:table-cell office:value-type="float" office:value="15.1">
            <text:p>15.1</text:p>
          </table:table-cell>
          <table:table-cell office:value-type="float" office:value="21.9">
            <text:p>21.9</text:p>
          </table:table-cell>
          <table:table-cell office:value-type="float" office:value="11171">
            <text:p>11171</text:p>
          </table:table-cell>
          <table:table-cell office:value-type="float" office:value="11602">
            <text:p>11602</text:p>
          </table:table-cell>
          <table:table-cell office:value-type="float" office:value="12433">
            <text:p>124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0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06:12.31</dc:date>
    <dc:creator>Liam Widdess</dc:creator>
    <meta:editing-duration>P2DT3H31M22S</meta:editing-duration>
    <meta:editing-cycles>185</meta:editing-cycles>
    <meta:generator>OpenOffice/4.1.7$Win32 OpenOffice.org_project/417m1$Build-9800</meta:generator>
    <meta:document-statistic meta:table-count="8" meta:cell-count="920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324">
                <text:p>1732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383">
                <text:p>1738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448">
                <text:p>12448</text:p>
              </table:table-cell>
              <table:table-cell office:value-type="float" office:value="17451">
                <text:p>17451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2276">
                <text:p>12276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2128">
                <text:p>12128</text:p>
              </table:table-cell>
              <table:table-cell office:value-type="float" office:value="17187">
                <text:p>1718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708">
                <text:p>12708</text:p>
              </table:table-cell>
              <table:table-cell office:value-type="float" office:value="17612">
                <text:p>1761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662">
                <text:p>12662</text:p>
              </table:table-cell>
              <table:table-cell office:value-type="float" office:value="18136">
                <text:p>1813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617">
                <text:p>9617</text:p>
              </table:table-cell>
              <table:table-cell office:value-type="float" office:value="12590">
                <text:p>12590</text:p>
              </table:table-cell>
              <table:table-cell office:value-type="float" office:value="17895">
                <text:p>1789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528">
                <text:p>9528</text:p>
              </table:table-cell>
              <table:table-cell office:value-type="float" office:value="12586">
                <text:p>12586</text:p>
              </table:table-cell>
              <table:table-cell office:value-type="float" office:value="19242">
                <text:p>1924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052">
                <text:p>10052</text:p>
              </table:table-cell>
              <table:table-cell office:value-type="float" office:value="12951">
                <text:p>12951</text:p>
              </table:table-cell>
              <table:table-cell office:value-type="float" office:value="19420">
                <text:p>19420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030">
                <text:p>10030</text:p>
              </table:table-cell>
              <table:table-cell office:value-type="float" office:value="13592">
                <text:p>13592</text:p>
              </table:table-cell>
              <table:table-cell office:value-type="float" office:value="19323">
                <text:p>19323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770">
                <text:p>9770</text:p>
              </table:table-cell>
              <table:table-cell office:value-type="float" office:value="13468">
                <text:p>13468</text:p>
              </table:table-cell>
              <table:table-cell office:value-type="float" office:value="20591">
                <text:p>205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528">
                <text:p>9528</text:p>
              </table:table-cell>
              <table:table-cell office:value-type="float" office:value="14042">
                <text:p>14042</text:p>
              </table:table-cell>
              <table:table-cell office:value-type="float" office:value="22692">
                <text:p>22692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105">
                <text:p>10105</text:p>
              </table:table-cell>
              <table:table-cell office:value-type="float" office:value="14504">
                <text:p>14504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576">
                <text:p>10576</text:p>
              </table:table-cell>
              <table:table-cell office:value-type="float" office:value="15370">
                <text:p>15370</text:p>
              </table:table-cell>
              <table:table-cell office:value-type="float" office:value="26041">
                <text:p>2604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58">
                <text:p>10458</text:p>
              </table:table-cell>
              <table:table-cell office:value-type="float" office:value="16392">
                <text:p>16392</text:p>
              </table:table-cell>
              <table:table-cell office:value-type="float" office:value="27571">
                <text:p>2757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174">
                <text:p>11174</text:p>
              </table:table-cell>
              <table:table-cell office:value-type="float" office:value="17231">
                <text:p>17231</text:p>
              </table:table-cell>
              <table:table-cell office:value-type="float" office:value="28924">
                <text:p>28924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389">
                <text:p>11389</text:p>
              </table:table-cell>
              <table:table-cell office:value-type="float" office:value="18038">
                <text:p>18038</text:p>
              </table:table-cell>
              <table:table-cell office:value-type="float" office:value="30231">
                <text:p>3023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170">
                <text:p>11170</text:p>
              </table:table-cell>
              <table:table-cell office:value-type="float" office:value="19120">
                <text:p>19120</text:p>
              </table:table-cell>
              <table:table-cell office:value-type="float" office:value="31537">
                <text:p>3153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430">
                <text:p>11430</text:p>
              </table:table-cell>
              <table:table-cell office:value-type="float" office:value="19855">
                <text:p>19855</text:p>
              </table:table-cell>
              <table:table-cell office:value-type="float" office:value="33620">
                <text:p>3362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44">
                <text:p>12844</text:p>
              </table:table-cell>
              <table:table-cell office:value-type="float" office:value="21314">
                <text:p>21314</text:p>
              </table:table-cell>
              <table:table-cell office:value-type="float" office:value="33876">
                <text:p>3387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454">
                <text:p>13454</text:p>
              </table:table-cell>
              <table:table-cell office:value-type="float" office:value="22255">
                <text:p>22255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482">
                <text:p>14482</text:p>
              </table:table-cell>
              <table:table-cell office:value-type="float" office:value="22552">
                <text:p>22552</text:p>
              </table:table-cell>
              <table:table-cell office:value-type="float" office:value="31537">
                <text:p>3153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175">
                <text:p>15175</text:p>
              </table:table-cell>
              <table:table-cell office:value-type="float" office:value="21274">
                <text:p>21274</text:p>
              </table:table-cell>
              <table:table-cell office:value-type="float" office:value="33255">
                <text:p>3325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942">
                <text:p>15942</text:p>
              </table:table-cell>
              <table:table-cell office:value-type="float" office:value="21328">
                <text:p>21328</text:p>
              </table:table-cell>
              <table:table-cell office:value-type="float" office:value="34065">
                <text:p>3406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380">
                <text:p>16380</text:p>
              </table:table-cell>
              <table:table-cell office:value-type="float" office:value="22119">
                <text:p>22119</text:p>
              </table:table-cell>
              <table:table-cell office:value-type="float" office:value="32146">
                <text:p>3214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618">
                <text:p>16618</text:p>
              </table:table-cell>
              <table:table-cell office:value-type="float" office:value="22144">
                <text:p>22144</text:p>
              </table:table-cell>
              <table:table-cell office:value-type="float" office:value="30778">
                <text:p>3077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085">
                <text:p>16085</text:p>
              </table:table-cell>
              <table:table-cell office:value-type="float" office:value="23102">
                <text:p>23102</text:p>
              </table:table-cell>
              <table:table-cell office:value-type="float" office:value="32668">
                <text:p>32668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820">
                <text:p>15820</text:p>
              </table:table-cell>
              <table:table-cell office:value-type="float" office:value="23672">
                <text:p>23672</text:p>
              </table:table-cell>
              <table:table-cell office:value-type="float" office:value="33082">
                <text:p>330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906">
                <text:p>15906</text:p>
              </table:table-cell>
              <table:table-cell office:value-type="float" office:value="22045">
                <text:p>22045</text:p>
              </table:table-cell>
              <table:table-cell office:value-type="float" office:value="30800">
                <text:p>30800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580">
                <text:p>16580</text:p>
              </table:table-cell>
              <table:table-cell office:value-type="float" office:value="21466">
                <text:p>21466</text:p>
              </table:table-cell>
              <table:table-cell office:value-type="float" office:value="30259">
                <text:p>302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1668">
                <text:p>21668</text:p>
              </table:table-cell>
              <table:table-cell office:value-type="float" office:value="32057">
                <text:p>32057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382">
                <text:p>15382</text:p>
              </table:table-cell>
              <table:table-cell office:value-type="float" office:value="21720">
                <text:p>21720</text:p>
              </table:table-cell>
              <table:table-cell office:value-type="float" office:value="32488">
                <text:p>3248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1525">
                <text:p>21525</text:p>
              </table:table-cell>
              <table:table-cell office:value-type="float" office:value="30675">
                <text:p>3067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425">
                <text:p>16425</text:p>
              </table:table-cell>
              <table:table-cell office:value-type="float" office:value="21394">
                <text:p>21394</text:p>
              </table:table-cell>
              <table:table-cell office:value-type="float" office:value="33886">
                <text:p>3388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500">
                <text:p>16500</text:p>
              </table:table-cell>
              <table:table-cell office:value-type="float" office:value="22854">
                <text:p>22854</text:p>
              </table:table-cell>
              <table:table-cell office:value-type="float" office:value="35689">
                <text:p>356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329">
                <text:p>16329</text:p>
              </table:table-cell>
              <table:table-cell office:value-type="float" office:value="22732">
                <text:p>22732</text:p>
              </table:table-cell>
              <table:table-cell office:value-type="float" office:value="36684">
                <text:p>3668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1980">
                <text:p>21980</text:p>
              </table:table-cell>
              <table:table-cell office:value-type="float" office:value="35508">
                <text:p>3550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689">
                <text:p>15689</text:p>
              </table:table-cell>
              <table:table-cell office:value-type="float" office:value="23298">
                <text:p>23298</text:p>
              </table:table-cell>
              <table:table-cell office:value-type="float" office:value="33244">
                <text:p>3324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8">
                <text:p>15548</text:p>
              </table:table-cell>
              <table:table-cell office:value-type="float" office:value="21284">
                <text:p>21284</text:p>
              </table:table-cell>
              <table:table-cell office:value-type="float" office:value="34841">
                <text:p>3484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895">
                <text:p>14895</text:p>
              </table:table-cell>
              <table:table-cell office:value-type="float" office:value="21008">
                <text:p>21008</text:p>
              </table:table-cell>
              <table:table-cell office:value-type="float" office:value="35596">
                <text:p>35596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3014">
                <text:p>13014</text:p>
              </table:table-cell>
              <table:table-cell office:value-type="float" office:value="21275">
                <text:p>21275</text:p>
              </table:table-cell>
              <table:table-cell office:value-type="float" office:value="34562">
                <text:p>3456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328">
                <text:p>12328</text:p>
              </table:table-cell>
              <table:table-cell office:value-type="float" office:value="21089">
                <text:p>21089</text:p>
              </table:table-cell>
              <table:table-cell office:value-type="float" office:value="32609">
                <text:p>3260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646">
                <text:p>12646</text:p>
              </table:table-cell>
              <table:table-cell office:value-type="float" office:value="20823">
                <text:p>20823</text:p>
              </table:table-cell>
              <table:table-cell office:value-type="float" office:value="34022">
                <text:p>3402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460">
                <text:p>13460</text:p>
              </table:table-cell>
              <table:table-cell office:value-type="float" office:value="20134">
                <text:p>20134</text:p>
              </table:table-cell>
              <table:table-cell office:value-type="float" office:value="34525">
                <text:p>345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714">
                <text:p>12714</text:p>
              </table:table-cell>
              <table:table-cell office:value-type="float" office:value="19501">
                <text:p>19501</text:p>
              </table:table-cell>
              <table:table-cell office:value-type="float" office:value="33613">
                <text:p>33613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709">
                <text:p>11709</text:p>
              </table:table-cell>
              <table:table-cell office:value-type="float" office:value="18296">
                <text:p>18296</text:p>
              </table:table-cell>
              <table:table-cell office:value-type="float" office:value="30391">
                <text:p>3039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68">
                <text:p>12068</text:p>
              </table:table-cell>
              <table:table-cell office:value-type="float" office:value="16676">
                <text:p>16676</text:p>
              </table:table-cell>
              <table:table-cell office:value-type="float" office:value="27566">
                <text:p>2756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080">
                <text:p>11080</text:p>
              </table:table-cell>
              <table:table-cell office:value-type="float" office:value="17218">
                <text:p>17218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9984">
                <text:p>9984</text:p>
              </table:table-cell>
              <table:table-cell office:value-type="float" office:value="15909">
                <text:p>15909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9104">
                <text:p>9104</text:p>
              </table:table-cell>
              <table:table-cell office:value-type="float" office:value="14970">
                <text:p>14970</text:p>
              </table:table-cell>
              <table:table-cell office:value-type="float" office:value="24578">
                <text:p>2457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8240">
                <text:p>8240</text:p>
              </table:table-cell>
              <table:table-cell office:value-type="float" office:value="15444">
                <text:p>15444</text:p>
              </table:table-cell>
              <table:table-cell office:value-type="float" office:value="22314">
                <text:p>22314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8640">
                <text:p>8640</text:p>
              </table:table-cell>
              <table:table-cell office:value-type="float" office:value="13850">
                <text:p>13850</text:p>
              </table:table-cell>
              <table:table-cell office:value-type="float" office:value="23023">
                <text:p>2302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8591">
                <text:p>8591</text:p>
              </table:table-cell>
              <table:table-cell office:value-type="float" office:value="13136">
                <text:p>13136</text:p>
              </table:table-cell>
              <table:table-cell office:value-type="float" office:value="22317">
                <text:p>223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276">
                <text:p>7276</text:p>
              </table:table-cell>
              <table:table-cell office:value-type="float" office:value="13252">
                <text:p>13252</text:p>
              </table:table-cell>
              <table:table-cell office:value-type="float" office:value="23593">
                <text:p>2359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8085">
                <text:p>8085</text:p>
              </table:table-cell>
              <table:table-cell office:value-type="float" office:value="12415">
                <text:p>12415</text:p>
              </table:table-cell>
              <table:table-cell office:value-type="float" office:value="21576">
                <text:p>2157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8316">
                <text:p>8316</text:p>
              </table:table-cell>
              <table:table-cell office:value-type="float" office:value="12070">
                <text:p>12070</text:p>
              </table:table-cell>
              <table:table-cell office:value-type="float" office:value="18717">
                <text:p>1871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376">
                <text:p>7376</text:p>
              </table:table-cell>
              <table:table-cell office:value-type="float" office:value="11020">
                <text:p>11020</text:p>
              </table:table-cell>
              <table:table-cell office:value-type="float" office:value="17262">
                <text:p>1726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6320">
                <text:p>6320</text:p>
              </table:table-cell>
              <table:table-cell office:value-type="float" office:value="10110">
                <text:p>10110</text:p>
              </table:table-cell>
              <table:table-cell office:value-type="float" office:value="17052">
                <text:p>1705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5904">
                <text:p>5904</text:p>
              </table:table-cell>
              <table:table-cell office:value-type="float" office:value="10290">
                <text:p>10290</text:p>
              </table:table-cell>
              <table:table-cell office:value-type="float" office:value="16898">
                <text:p>16898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5520">
                <text:p>5520</text:p>
              </table:table-cell>
              <table:table-cell office:value-type="float" office:value="10140">
                <text:p>10140</text:p>
              </table:table-cell>
              <table:table-cell office:value-type="float" office:value="16618">
                <text:p>1661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5536">
                <text:p>5536</text:p>
              </table:table-cell>
              <table:table-cell office:value-type="float" office:value="9342">
                <text:p>9342</text:p>
              </table:table-cell>
              <table:table-cell office:value-type="float" office:value="15246">
                <text:p>1524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6320">
                <text:p>6320</text:p>
              </table:table-cell>
              <table:table-cell office:value-type="float" office:value="10050">
                <text:p>10050</text:p>
              </table:table-cell>
              <table:table-cell office:value-type="float" office:value="15820">
                <text:p>15820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5904">
                <text:p>5904</text:p>
              </table:table-cell>
              <table:table-cell office:value-type="float" office:value="10248">
                <text:p>10248</text:p>
              </table:table-cell>
              <table:table-cell office:value-type="float" office:value="16044">
                <text:p>1604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5520">
                <text:p>5520</text:p>
              </table:table-cell>
              <table:table-cell office:value-type="float" office:value="9870">
                <text:p>9870</text:p>
              </table:table-cell>
              <table:table-cell office:value-type="float" office:value="16269">
                <text:p>1626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536">
                <text:p>5536</text:p>
              </table:table-cell>
              <table:table-cell office:value-type="float" office:value="9342">
                <text:p>9342</text:p>
              </table:table-cell>
              <table:table-cell office:value-type="float" office:value="14326">
                <text:p>1432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5904">
                <text:p>5904</text:p>
              </table:table-cell>
              <table:table-cell office:value-type="float" office:value="9380">
                <text:p>9380</text:p>
              </table:table-cell>
              <table:table-cell office:value-type="float" office:value="14084">
                <text:p>1408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5520">
                <text:p>5520</text:p>
              </table:table-cell>
              <table:table-cell office:value-type="float" office:value="9520">
                <text:p>9520</text:p>
              </table:table-cell>
              <table:table-cell office:value-type="float" office:value="15138">
                <text:p>1513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5536">
                <text:p>5536</text:p>
              </table:table-cell>
              <table:table-cell office:value-type="float" office:value="9180">
                <text:p>9180</text:p>
              </table:table-cell>
              <table:table-cell office:value-type="float" office:value="16269">
                <text:p>1626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64">
                <text:p>7264</text:p>
              </table:table-cell>
              <table:table-cell office:value-type="float" office:value="10070">
                <text:p>10070</text:p>
              </table:table-cell>
              <table:table-cell office:value-type="float" office:value="14752">
                <text:p>1475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864">
                <text:p>6864</text:p>
              </table:table-cell>
              <table:table-cell office:value-type="float" office:value="9920">
                <text:p>9920</text:p>
              </table:table-cell>
              <table:table-cell office:value-type="float" office:value="14826">
                <text:p>1482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6520">
                <text:p>6520</text:p>
              </table:table-cell>
              <table:table-cell office:value-type="float" office:value="9520">
                <text:p>9520</text:p>
              </table:table-cell>
              <table:table-cell office:value-type="float" office:value="15708">
                <text:p>1570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5624">
                <text:p>5624</text:p>
              </table:table-cell>
              <table:table-cell office:value-type="float" office:value="8690">
                <text:p>8690</text:p>
              </table:table-cell>
              <table:table-cell office:value-type="float" office:value="14098">
                <text:p>1409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510">
                <text:p>5510</text:p>
              </table:table-cell>
              <table:table-cell office:value-type="float" office:value="9170">
                <text:p>9170</text:p>
              </table:table-cell>
              <table:table-cell office:value-type="float" office:value="13975">
                <text:p>1397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5284">
                <text:p>5284</text:p>
              </table:table-cell>
              <table:table-cell office:value-type="float" office:value="9030">
                <text:p>9030</text:p>
              </table:table-cell>
              <table:table-cell office:value-type="float" office:value="13402">
                <text:p>13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5769">
                <text:p>5769</text:p>
              </table:table-cell>
              <table:table-cell office:value-type="float" office:value="8760">
                <text:p>8760</text:p>
              </table:table-cell>
              <table:table-cell office:value-type="float" office:value="14632">
                <text:p>14632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5470">
                <text:p>5470</text:p>
              </table:table-cell>
              <table:table-cell office:value-type="float" office:value="10426">
                <text:p>10426</text:p>
              </table:table-cell>
              <table:table-cell office:value-type="float" office:value="16886">
                <text:p>1688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5186">
                <text:p>5186</text:p>
              </table:table-cell>
              <table:table-cell office:value-type="float" office:value="10543">
                <text:p>10543</text:p>
              </table:table-cell>
              <table:table-cell office:value-type="float" office:value="17852">
                <text:p>1785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4917">
                <text:p>4917</text:p>
              </table:table-cell>
              <table:table-cell office:value-type="float" office:value="10814">
                <text:p>10814</text:p>
              </table:table-cell>
              <table:table-cell office:value-type="float" office:value="18890">
                <text:p>18890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662">
                <text:p>4662</text:p>
              </table:table-cell>
              <table:table-cell office:value-type="float" office:value="11196">
                <text:p>11196</text:p>
              </table:table-cell>
              <table:table-cell office:value-type="float" office:value="19988">
                <text:p>19988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4421">
                <text:p>4421</text:p>
              </table:table-cell>
              <table:table-cell office:value-type="float" office:value="11714">
                <text:p>11714</text:p>
              </table:table-cell>
              <table:table-cell office:value-type="float" office:value="21150">
                <text:p>2115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4191">
                <text:p>4191</text:p>
              </table:table-cell>
              <table:table-cell office:value-type="float" office:value="12198">
                <text:p>12198</text:p>
              </table:table-cell>
              <table:table-cell office:value-type="float" office:value="22379">
                <text:p>2237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3974">
                <text:p>3974</text:p>
              </table:table-cell>
              <table:table-cell office:value-type="float" office:value="12689">
                <text:p>12689</text:p>
              </table:table-cell>
              <table:table-cell office:value-type="float" office:value="23681">
                <text:p>23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989.25">
                <text:p>5989.2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886.33333333333">
                <text:p>5886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2cm" svg:y="1.404cm" svg:width="30.89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4175">
                <text:p>14.417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4.3666666666667">
                <text:p>14.3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cm" svg:y="1.352cm" svg:width="31.35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565929626756">
                <text:p>1.0356592962675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23619353346">
                <text:p>1.0623619353346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6764950037798">
                <text:p>1.06764950037798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6393938940636">
                <text:p>1.0639393894063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811350924119">
                <text:p>1.03811350924119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6225780450226">
                <text:p>1.0622578045022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7228801747421">
                <text:p>1.07228801747421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5018636783897">
                <text:p>1.0501863678389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4560702119087">
                <text:p>1.0456070211908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636226322412">
                <text:p>1.0463622632241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5764607088292">
                <text:p>1.0576460708829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5264514509507">
                <text:p>1.052645145095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836912082876">
                <text:p>1.0783691208287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5264016415981">
                <text:p>1.1526401641598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8619351060309">
                <text:p>1.18619351060309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1160440800104">
                <text:p>1.2116044080010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07395404915">
                <text:p>1.200739540491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4929812039082">
                <text:p>1.1492981203908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9664836686577">
                <text:p>1.0966483668657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7159777938499">
                <text:p>1.1715977793849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7906242754937">
                <text:p>1.1790624275493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8088422452734">
                <text:p>1.1808842245273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221158168092">
                <text:p>1.1022115816809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4403264464152">
                <text:p>1.0440326446415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9242515091307">
                <text:p>0.98924251509130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5792000322">
                <text:p>1.154579200032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82386934897963">
                <text:p>0.982386934897963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5179050910397">
                <text:p>1.05179050910397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041665836772">
                <text:p>1.0004166583677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7402458910722">
                <text:p>0.98740245891072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260612870018">
                <text:p>1.0226061287001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8851133705933">
                <text:p>0.98885113370593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780922840208">
                <text:p>1.04780922840208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4663079581095">
                <text:p>1.04663079581095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995932242713">
                <text:p>1.0299593224271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1588517271538">
                <text:p>0.98158851727153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7531495554652">
                <text:p>0.99753149555465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0965712007353">
                <text:p>1.00965712007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7783687782719">
                <text:p>1.07783687782719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785650524137">
                <text:p>0.8378565052413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09245670180969">
                <text:p>0.809245670180969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4501087815588">
                <text:p>1.0450108781558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933361943024">
                <text:p>1.0693336194302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59857939264832">
                <text:p>0.859857939264832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6821795251">
                <text:p>0.818206821795251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8407951333261">
                <text:p>0.95840795133326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7651586781299">
                <text:p>0.907651586781299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1619441564085">
                <text:p>0.91619441564085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873940197480176">
                <text:p>0.87394019748017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875437781482777">
                <text:p>0.875437781482777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870918813315653">
                <text:p>0.87091881331565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850445913213646">
                <text:p>0.8504459132136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878957244944552">
                <text:p>0.87895724494455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837723666788307">
                <text:p>0.83772366678830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857812880492114">
                <text:p>0.85781288049211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885729351382467">
                <text:p>0.88572935138246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869093456867959">
                <text:p>0.869093456867959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113702243678">
                <text:p>0.9711370224367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890049911314521">
                <text:p>0.890049911314521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66000545067561">
                <text:p>0.966000545067561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713516139397936">
                <text:p>0.71351613939793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41164109274885">
                <text:p>0.84116410927488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.04200545979652">
                <text:p>1.0420054597965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94128660336378">
                <text:p>0.99412866033637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.02460085891076">
                <text:p>1.0246008589107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871209013631105">
                <text:p>0.87120901363110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4200545979652">
                <text:p>1.0420054597965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94128660336378">
                <text:p>0.99412866033637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22224330936419">
                <text:p>0.922224330936419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.0057241872784">
                <text:p>1.005724187278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.03679554215329">
                <text:p>1.0367955421532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10040658559809">
                <text:p>0.910040658559809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93618661129433">
                <text:p>0.99361866112943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899206042684937">
                <text:p>0.899206042684937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.04744786371011">
                <text:p>1.0474478637101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.06818429558797">
                <text:p>1.06818429558797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19583435806746">
                <text:p>1.1958343580674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575.75">
                <text:p>14575.7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7371">
                <text:p>17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